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Ubuntu" svg:font-family="Ubuntu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3" style:family="table">
      <style:table-properties style:width="169.92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65mm"/>
    </style:style>
    <style:style style:name="Table3.B" style:family="table-column">
      <style:table-column-properties style:column-width="35mm"/>
    </style:style>
    <style:style style:name="Table3.D" style:family="table-column">
      <style:table-column-properties style:column-width="34.93mm"/>
    </style:style>
    <style:style style:name="Table3.1" style:family="table-row">
      <style:table-row-properties fo:background-color="transparent" style:keep-together="true" fo:keep-together="auto">
        <style:background-image/>
      </style:table-row-properties>
    </style:style>
    <style:style style:name="Table3.A1" style:family="table-cell">
      <style:table-cell-properties style:vertical-align="" fo:background-color="#ffcc00" fo:padding="0.97mm" fo:border="none" style:writing-mode="page">
        <style:background-image/>
      </style:table-cell-properties>
    </style:style>
    <style:style style:name="Table3.A2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A3" style:family="table-cell">
      <style:table-cell-properties style:vertical-align="middle" fo:padding="0.97mm" fo:border="none"/>
    </style:style>
    <style:style style:name="Table3.A7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B9" style:family="table-cell" style:data-style-name="N0">
      <style:table-cell-properties style:vertical-align="middle" fo:background-color="transparent" fo:padding="0.97mm" fo:border="none">
        <style:background-image/>
      </style:table-cell-properties>
    </style:style>
    <style:style style:name="Table3.B10" style:family="table-cell" style:data-style-name="N0">
      <style:table-cell-properties style:vertical-align="middle" fo:background-color="#e6e6ff" fo:padding="0.97mm" fo:border="none">
        <style:background-image/>
      </style:table-cell-properties>
    </style:style>
    <style:style style:name="Table1" style:family="table">
      <style:table-properties style:width="169.92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65mm"/>
    </style:style>
    <style:style style:name="Table1.B" style:family="table-column">
      <style:table-column-properties style:column-width="52.49mm"/>
    </style:style>
    <style:style style:name="Table1.C" style:family="table-column">
      <style:table-column-properties style:column-width="52.42mm"/>
    </style:style>
    <style:style style:name="Table1.1" style:family="table-row">
      <style:table-row-properties fo:background-color="transparent" style:keep-together="true" fo:keep-together="auto">
        <style:background-image/>
      </style:table-row-properties>
    </style:style>
    <style:style style:name="Table1.A1" style:family="table-cell">
      <style:table-cell-properties style:vertical-align="" fo:background-color="#ffcc00" fo:padding="0.97mm" fo:border="none" style:writing-mode="page">
        <style:background-image/>
      </style:table-cell-properties>
    </style:style>
    <style:style style:name="Table1.A2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1.B2" style:family="table-cell">
      <style:table-cell-properties style:vertical-align="middle" fo:background-color="transparent" fo:padding="0.97mm" fo:border="none" style:writing-mode="page">
        <style:background-image/>
      </style:table-cell-properties>
    </style:style>
    <style:style style:name="Table1.A3" style:family="table-cell">
      <style:table-cell-properties fo:background-color="#e6e6ff" fo:padding="0.97mm" fo:border="none">
        <style:background-image/>
      </style:table-cell-properties>
    </style:style>
    <style:style style:name="Table1.B3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1.A7" style:family="table-cell">
      <style:table-cell-properties style:vertical-align="" fo:background-color="#e6e6ff" fo:padding="0.97mm" fo:border="none" style:writing-mode="page">
        <style:background-image/>
      </style:table-cell-properties>
    </style:style>
    <style:style style:name="Table1.B7" style:family="table-cell">
      <style:table-cell-properties style:vertical-align="middle" fo:background-color="#e6e6ff" fo:padding="0.97mm" fo:border="none" style:writing-mode="page">
        <style:background-image/>
      </style:table-cell-properties>
    </style:style>
    <style:style style:name="Table1.B9" style:family="table-cell" style:data-style-name="N0">
      <style:table-cell-properties style:vertical-align="middle" fo:background-color="#e6e6ff" fo:padding="0.97mm" fo:border="none" style:writing-mode="page">
        <style:background-image/>
      </style:table-cell-properties>
    </style:style>
    <style:style style:name="Table1.B10" style:family="table-cell" style:data-style-name="N0">
      <style:table-cell-properties style:vertical-align="middle" fo:background-color="transparent" fo:padding="0.97mm" fo:border="none" style:writing-mode="page">
        <style:background-image/>
      </style:table-cell-properties>
    </style:style>
    <style:style style:name="Table2" style:family="table">
      <style:table-properties style:width="169.92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64.49mm"/>
    </style:style>
    <style:style style:name="Table2.B" style:family="table-column">
      <style:table-column-properties style:column-width="53.11mm"/>
    </style:style>
    <style:style style:name="Table2.C" style:family="table-column">
      <style:table-column-properties style:column-width="52.32mm"/>
    </style:style>
    <style:style style:name="Table2.1" style:family="table-row">
      <style:table-row-properties fo:background-color="transparent" style:keep-together="true" fo:keep-together="auto">
        <style:background-image/>
      </style:table-row-properties>
    </style:style>
    <style:style style:name="Table2.A1" style:family="table-cell">
      <style:table-cell-properties style:vertical-align="" fo:background-color="#ffcc00" fo:padding="0.97mm" fo:border="none" style:writing-mode="page">
        <style:background-image/>
      </style:table-cell-properties>
    </style:style>
    <style:style style:name="Table2.A2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2.B2" style:family="table-cell">
      <style:table-cell-properties style:vertical-align="middle" fo:background-color="transparent" fo:padding="0.97mm" fo:border="none" style:writing-mode="page">
        <style:background-image/>
      </style:table-cell-properties>
    </style:style>
    <style:style style:name="Table2.A3" style:family="table-cell">
      <style:table-cell-properties style:vertical-align="" fo:background-color="#e6e6ff" fo:padding="0.97mm" fo:border="none" style:writing-mode="page">
        <style:background-image/>
      </style:table-cell-properties>
    </style:style>
    <style:style style:name="Table2.B3" style:family="table-cell">
      <style:table-cell-properties style:vertical-align="middle" fo:background-color="#e6e6ff" fo:padding="0.97mm" fo:border="none" style:writing-mode="page">
        <style:background-image/>
      </style:table-cell-properties>
    </style:style>
    <style:style style:name="Table2.B6" style:family="table-cell" style:data-style-name="N0">
      <style:table-cell-properties style:vertical-align="middle" fo:background-color="transparent" fo:padding="0.97mm" fo:border="none" style:writing-mode="page">
        <style:background-image/>
      </style:table-cell-properties>
    </style:style>
    <style:style style:name="Table2.B7" style:family="table-cell" style:data-style-name="N0">
      <style:table-cell-properties style:vertical-align="middle" fo:background-color="#e6e6ff" fo:padding="0.97mm" fo:border="none" style:writing-mode="page">
        <style:background-image/>
      </style:table-cell-properties>
    </style:style>
    <style:style style:name="Table4" style:family="table">
      <style:table-properties style:width="169.92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68.79mm"/>
    </style:style>
    <style:style style:name="Table4.B" style:family="table-column">
      <style:table-column-properties style:column-width="50.73mm"/>
    </style:style>
    <style:style style:name="Table4.C" style:family="table-column">
      <style:table-column-properties style:column-width="50.39mm"/>
    </style:style>
    <style:style style:name="Table4.A1" style:family="table-cell">
      <style:table-cell-properties fo:background-color="#ffcc00" fo:padding="0.97mm" fo:border="none">
        <style:background-image/>
      </style:table-cell-properties>
    </style:style>
    <style:style style:name="Table4.A2" style:family="table-cell">
      <style:table-cell-properties fo:background-color="transparent" fo:padding="0.97mm" fo:border="none">
        <style:background-image/>
      </style:table-cell-properties>
    </style:style>
    <style:style style:name="Table4.A3" style:family="table-cell">
      <style:table-cell-properties fo:background-color="#e6e6ff" fo:padding="0.97mm" fo:border="none">
        <style:background-image/>
      </style:table-cell-properties>
    </style:style>
    <style:style style:name="Table4.36" style:family="table-row">
      <style:table-row-properties fo:background-color="transparent" style:keep-together="true" fo:keep-together="auto">
        <style:background-image/>
      </style:table-row-properties>
    </style:style>
    <style:style style:name="Table4.A36" style:family="table-cell">
      <style:table-cell-properties style:vertical-align="" fo:background-color="#e6e6ff" fo:padding="0.97mm" fo:border="none" style:writing-mode="page">
        <style:background-image/>
      </style:table-cell-properties>
    </style:style>
    <style:style style:name="Table4.B54" style:family="table-cell" style:data-style-name="N0">
      <style:table-cell-properties fo:background-color="#e6e6ff" fo:padding="0.97mm" fo:border="none">
        <style:background-image/>
      </style:table-cell-properties>
    </style:style>
    <style:style style:name="Table4.C60" style:family="table-cell" style:data-style-name="N0">
      <style:table-cell-properties style:vertical-align="" fo:background-color="#e6e6ff" fo:padding="0.97mm" fo:border="none" style:writing-mode="page">
        <style:background-image/>
      </style:table-cell-properties>
    </style:style>
    <style:style style:name="Table4.A63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4.C63" style:family="table-cell" style:data-style-name="N0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5" style:family="table">
      <style:table-properties style:width="170.09mm" fo:margin-left="0mm" table:align="left"/>
    </style:style>
    <style:style style:name="Table5.A" style:family="table-column">
      <style:table-column-properties style:column-width="24.27mm"/>
    </style:style>
    <style:style style:name="Table5.B" style:family="table-column">
      <style:table-column-properties style:column-width="19.95mm"/>
    </style:style>
    <style:style style:name="Table5.C" style:family="table-column">
      <style:table-column-properties style:column-width="24.01mm"/>
    </style:style>
    <style:style style:name="Table5.D" style:family="table-column">
      <style:table-column-properties style:column-width="24.57mm"/>
    </style:style>
    <style:style style:name="Table5.E" style:family="table-column">
      <style:table-column-properties style:column-width="25.89mm"/>
    </style:style>
    <style:style style:name="Table5.F" style:family="table-column">
      <style:table-column-properties style:column-width="26.07mm"/>
    </style:style>
    <style:style style:name="Table5.G" style:family="table-column">
      <style:table-column-properties style:column-width="25.33mm"/>
    </style:style>
    <style:style style:name="Table5.A1" style:family="table-cell">
      <style:table-cell-properties fo:background-color="#ffcc00" fo:padding="0.97mm" fo:border="none">
        <style:background-image/>
      </style:table-cell-properties>
    </style:style>
    <style:style style:name="Table5.A2" style:family="table-cell">
      <style:table-cell-properties fo:padding="0.97mm" fo:border="none"/>
    </style:style>
    <style:style style:name="Table5.A3" style:family="table-cell">
      <style:table-cell-properties fo:background-color="#e6e6ff" fo:padding="0.97mm" fo:border="none">
        <style:background-image/>
      </style:table-cell-properties>
    </style:style>
    <style:style style:name="Table6" style:family="table">
      <style:table-properties style:width="170.09mm" fo:margin-left="0mm" table:align="left" style:shadow="none"/>
    </style:style>
    <style:style style:name="Table6.A" style:family="table-column">
      <style:table-column-properties style:column-width="77.49mm"/>
    </style:style>
    <style:style style:name="Table6.B" style:family="table-column">
      <style:table-column-properties style:column-width="35.91mm"/>
    </style:style>
    <style:style style:name="Table6.C" style:family="table-column">
      <style:table-column-properties style:column-width="56.69mm"/>
    </style:style>
    <style:style style:name="Table6.A1" style:family="table-cell">
      <style:table-cell-properties fo:background-color="#ffcc00" fo:padding="0.97mm" fo:border="none">
        <style:background-image/>
      </style:table-cell-properties>
    </style:style>
    <style:style style:name="Table6.A2" style:family="table-cell">
      <style:table-cell-properties fo:padding="0.97mm" fo:border="none"/>
    </style:style>
    <style:style style:name="Table6.A3" style:family="table-cell">
      <style:table-cell-properties fo:background-color="#e6e6ff" fo:padding="0.97mm" fo:border="none">
        <style:background-image/>
      </style:table-cell-properties>
    </style:style>
    <style:style style:name="Table6.A26" style:family="table-cell">
      <style:table-cell-properties fo:background-color="transparent" fo:padding="0.97mm" fo:border="none">
        <style:background-image/>
      </style:table-cell-properties>
    </style:style>
    <style:style style:name="Table6.B36" style:family="table-cell" style:data-style-name="N0">
      <style:table-cell-properties fo:background-color="transparent" fo:padding="0.97mm" fo:border="none">
        <style:background-image/>
      </style:table-cell-properties>
    </style:style>
    <style:style style:name="P1" style:family="paragraph" style:parent-style-name="table_5f_header">
      <style:paragraph-properties fo:hyphenation-ladder-count="6"/>
      <style:text-properties fo:font-style="normal" fo:font-weight="bold" style:font-style-asian="normal" style:font-weight-asian="bold" style:font-style-complex="normal" style:font-weight-complex="bold" fo:hyphenate="true" fo:hyphenation-remain-char-count="2" fo:hyphenation-push-char-count="2"/>
    </style:style>
    <style:style style:name="P2" style:family="paragraph" style:parent-style-name="table_5f_header">
      <style:paragraph-properties fo:hyphenation-ladder-count="6"/>
      <style:text-properties fo:font-weight="bold" style:font-weight-asian="bold" style:font-weight-complex="bold" fo:hyphenate="true" fo:hyphenation-remain-char-count="2" fo:hyphenation-push-char-count="2"/>
    </style:style>
    <style:style style:name="P3" style:family="paragraph" style:parent-style-name="table_5f_header">
      <style:paragraph-properties fo:hyphenation-ladder-count="6"/>
      <style:text-properties fo:hyphenate="true" fo:hyphenation-remain-char-count="2" fo:hyphenation-push-char-count="2"/>
    </style:style>
    <style:style style:name="P4" style:family="paragraph" style:parent-style-name="table_5f_header">
      <style:paragraph-properties fo:text-align="start" style:justify-single-word="false" fo:hyphenation-ladder-count="6"/>
      <style:text-properties fo:hyphenate="true" fo:hyphenation-remain-char-count="2" fo:hyphenation-push-char-count="2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table_5f_body">
      <style:text-properties fo:font-size="10.5pt" fo:font-style="italic"/>
    </style:style>
    <style:style style:name="P7" style:family="paragraph" style:parent-style-name="table_5f_body">
      <style:paragraph-properties fo:hyphenation-ladder-count="6"/>
      <style:text-properties fo:font-size="10.5pt" fo:font-style="italic" fo:hyphenate="true" fo:hyphenation-remain-char-count="2" fo:hyphenation-push-char-count="2"/>
    </style:style>
    <style:style style:name="P8" style:family="paragraph" style:parent-style-name="table_5f_body">
      <style:text-properties fo:background-color="transparent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</style:style>
    <style:style style:name="P12" style:family="paragraph" style:parent-style-name="Default_5f_ntt">
      <style:text-properties fo:font-size="10.5pt"/>
    </style:style>
    <style:style style:name="P13" style:family="paragraph" style:parent-style-name="Default_5f_ntt">
      <style:paragraph-properties fo:text-align="center" style:justify-single-word="false"/>
      <style:text-properties fo:font-size="10.5pt"/>
    </style:style>
    <style:style style:name="P14" style:family="paragraph" style:parent-style-name="Default_5f_ntt">
      <style:paragraph-properties fo:text-align="justify" style:justify-single-word="false"/>
      <style:text-properties fo:font-size="10.5pt"/>
    </style:style>
    <style:style style:name="P15" style:family="paragraph" style:parent-style-name="Default_5f_ntt">
      <style:paragraph-properties fo:text-align="start" style:justify-single-word="false"/>
      <style:text-properties fo:font-size="10.5pt"/>
    </style:style>
    <style:style style:name="P16" style:family="paragraph" style:parent-style-name="Default_5f_ntt">
      <style:paragraph-properties fo:text-align="center" style:justify-single-word="false"/>
      <style:text-properties fo:font-size="10.5pt" fo:font-weight="bold" style:font-weight-asian="bold" style:font-weight-complex="bold"/>
    </style:style>
    <style:style style:name="P17" style:family="paragraph" style:parent-style-name="Default_5f_ntt">
      <style:paragraph-properties fo:text-align="start" style:justify-single-word="false"/>
    </style:style>
    <style:style style:name="P18" style:family="paragraph" style:parent-style-name="table_5f_body_5f_centered">
      <style:text-properties fo:font-size="10.5pt" fo:font-style="italic"/>
    </style:style>
    <style:style style:name="P19" style:family="paragraph" style:parent-style-name="table_5f_body_5f_centered">
      <style:text-properties fo:background-color="transparent"/>
    </style:style>
    <style:style style:name="P20" style:family="paragraph" style:parent-style-name="Heading_20_1" style:master-page-name="First_20_Page">
      <style:paragraph-properties style:page-number="auto"/>
    </style:style>
    <style:style style:name="T1" style:family="text">
      <style:text-properties fo:font-size="10.5pt"/>
    </style:style>
    <style:style style:name="T2" style:family="text">
      <style:text-properties fo:font-size="10.5pt" fo:font-style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text-position="super 58%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tracked-changes>
        <text:changed-region xml:id="ct140626826259288" text:id="ct140626826259288">
          <text:insertion>
            <office:change-info>
              <dc:creator>Denis Kotlar</dc:creator>
              <dc:date>2017-02-14T18:01:00</dc:date>
            </office:change-info>
          </text:insertion>
        </text:changed-region>
        <text:changed-region xml:id="ct140626826212680" text:id="ct140626826212680">
          <text:insertion>
            <office:change-info>
              <dc:creator>Denis Kotlar</dc:creator>
              <dc:date>2017-02-14T18:02:00</dc:date>
            </office:change-info>
          </text:insertion>
        </text:changed-region>
        <text:changed-region xml:id="ct140626826212872" text:id="ct140626826212872">
          <text:insertion>
            <office:change-info>
              <dc:creator>Denis Kotlar</dc:creator>
              <dc:date>2017-02-14T18:02:00</dc:date>
            </office:change-info>
          </text:insertion>
        </text:changed-region>
        <text:changed-region xml:id="ct140626826212488" text:id="ct140626826212488">
          <text:insertion>
            <office:change-info>
              <dc:creator>Denis Kotlar</dc:creator>
              <dc:date>2017-05-27T10:55:00</dc:date>
            </office:change-info>
          </text:insertion>
        </text:changed-region>
        <text:changed-region xml:id="ct140626758542096" text:id="ct140626758542096">
          <text:insertion>
            <office:change-info>
              <dc:creator>Denis Kotlar</dc:creator>
              <dc:date>2017-05-27T10:54:00</dc:date>
            </office:change-info>
          </text:insertion>
        </text:changed-region>
        <text:changed-region xml:id="ct140626302837912" text:id="ct140626302837912">
          <text:insertion>
            <office:change-info>
              <dc:creator>Denis Kotlar</dc:creator>
              <dc:date>2017-05-27T11:19:00</dc:date>
            </office:change-info>
          </text:insertion>
        </text:changed-region>
        <text:changed-region xml:id="ct140626241425616" text:id="ct140626241425616">
          <text:insertion>
            <office:change-info>
              <dc:creator>Denis Kotlar</dc:creator>
              <dc:date>2017-05-27T11:20:00</dc:date>
            </office:change-info>
          </text:insertion>
        </text:changed-region>
        <text:changed-region xml:id="ct140626302839064" text:id="ct140626302839064">
          <text:insertion>
            <office:change-info>
              <dc:creator>Denis Kotlar</dc:creator>
              <dc:date>2017-05-27T11:20:00</dc:date>
            </office:change-info>
          </text:insertion>
        </text:changed-region>
        <text:changed-region xml:id="ct140626268150600" text:id="ct140626268150600">
          <text:insertion>
            <office:change-info>
              <dc:creator>Denis Kotlar</dc:creator>
              <dc:date>2017-05-27T11:19:00</dc:date>
            </office:change-info>
          </text:insertion>
        </text:changed-region>
        <text:changed-region xml:id="ct140626309791760" text:id="ct140626309791760">
          <text:insertion>
            <office:change-info>
              <dc:creator>Denis Kotlar</dc:creator>
              <dc:date>2017-05-27T11:20:00</dc:date>
            </office:change-info>
          </text:insertion>
        </text:changed-region>
        <text:changed-region xml:id="ct140626241426384" text:id="ct140626241426384">
          <text:insertion>
            <office:change-info>
              <dc:creator>Denis Kotlar</dc:creator>
              <dc:date>2017-05-27T11:19:00</dc:date>
            </office:change-info>
          </text:insertion>
        </text:changed-region>
        <text:changed-region xml:id="ct140626263946000" text:id="ct140626263946000">
          <text:insertion>
            <office:change-info>
              <dc:creator>Denis Kotlar</dc:creator>
              <dc:date>2017-05-27T11:20:00</dc:date>
            </office:change-info>
          </text:insertion>
        </text:changed-region>
        <text:changed-region xml:id="ct140626264506376" text:id="ct140626264506376">
          <text:insertion>
            <office:change-info>
              <dc:creator>Denis Kotlar</dc:creator>
              <dc:date>2017-05-27T11:26:00</dc:date>
            </office:change-info>
          </text:insertion>
        </text:changed-region>
        <text:changed-region xml:id="ct140626263947536" text:id="ct140626263947536">
          <text:insertion>
            <office:change-info>
              <dc:creator>Denis Kotlar</dc:creator>
              <dc:date>2017-05-27T11:26:00</dc:date>
            </office:change-info>
          </text:insertion>
        </text:changed-region>
        <text:changed-region xml:id="ct140626263946960" text:id="ct140626263946960">
          <text:insertion>
            <office:change-info>
              <dc:creator>Denis Kotlar</dc:creator>
              <dc:date>2017-05-27T11:26:00</dc:date>
            </office:change-info>
          </text:insertion>
        </text:changed-region>
        <text:changed-region xml:id="ct140626263946576" text:id="ct140626263946576">
          <text:insertion>
            <office:change-info>
              <dc:creator>Denis Kotlar</dc:creator>
              <dc:date>2017-05-27T11:26:00</dc:date>
            </office:change-info>
          </text:insertion>
        </text:changed-region>
        <text:changed-region xml:id="ct140626850478736" text:id="ct140626850478736">
          <text:insertion>
            <office:change-info>
              <dc:creator>Denis Kotlar</dc:creator>
              <dc:date>2017-05-27T11:27:00</dc:date>
            </office:change-info>
          </text:insertion>
        </text:changed-region>
        <text:changed-region xml:id="ct140626826214408" text:id="ct140626826214408">
          <text:insertion>
            <office:change-info>
              <dc:creator>Denis Kotlar</dc:creator>
              <dc:date>2017-05-27T11:27:00</dc:date>
            </office:change-info>
          </text:insertion>
        </text:changed-region>
        <text:changed-region xml:id="ct140626241425808" text:id="ct140626241425808">
          <text:insertion>
            <office:change-info>
              <dc:creator>Denis Kotlar</dc:creator>
              <dc:date>2017-05-27T11:20:00</dc:date>
            </office:change-info>
          </text:insertion>
        </text:changed-region>
        <text:changed-region xml:id="ct140626826214216" text:id="ct140626826214216">
          <text:insertion>
            <office:change-info>
              <dc:creator>Denis Kotlar</dc:creator>
              <dc:date>2017-05-27T11:20:00</dc:date>
            </office:change-info>
          </text:insertion>
        </text:changed-region>
        <text:changed-region xml:id="ct140626241426576" text:id="ct140626241426576">
          <text:insertion>
            <office:change-info>
              <dc:creator>Denis Kotlar</dc:creator>
              <dc:date>2017-05-27T11:21:00</dc:date>
            </office:change-info>
          </text:insertion>
        </text:changed-region>
        <text:changed-region xml:id="ct140626267424080" text:id="ct140626267424080">
          <text:insertion>
            <office:change-info>
              <dc:creator>Denis Kotlar</dc:creator>
              <dc:date>2017-05-27T11:21:00</dc:date>
            </office:change-info>
          </text:insertion>
        </text:changed-region>
        <text:changed-region xml:id="ct140626240761864" text:id="ct140626240761864">
          <text:insertion>
            <office:change-info>
              <dc:creator>Denis Kotlar</dc:creator>
              <dc:date>2017-05-27T11:22:00</dc:date>
            </office:change-info>
          </text:insertion>
        </text:changed-region>
        <text:changed-region xml:id="ct140626268150408" text:id="ct140626268150408">
          <text:insertion>
            <office:change-info>
              <dc:creator>Denis Kotlar</dc:creator>
              <dc:date>2017-05-27T11:2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9087600703132914840" text:style-name="Outline">
        <text:list-item>
          <text:h text:style-name="P20" text:outline-level="1"><text:bookmark-start text:name="__RefHeading__16431_1553892307"/>Parameters and settings<text:bookmark-end text:name="__RefHeading__16431_1553892307"/></text:h>
          <text:list>
            <text:list-item>
              <text:h text:style-name="Heading_20_2" text:outline-level="2"><text:bookmark-start text:name="__RefHeading__19397_1941500089"/><text:bookmark text:name="programming_parameters"/>Programming parameters<text:bookmark-end text:name="__RefHeading__19397_1941500089"/></text:h>
            </text:list-item>
          </text:list>
        </text:list-item>
      </text:list>
      <text:p text:style-name="Standard">The PSU firmware can be used to control its channels with various characteristics. For example, the voltage range could be set from 0 to 30 V, 0 to 40 V or 0 to 50 V, and the current range could vary from 0 to 3.12 A, 0 to 4.16 A or 0 to 5 A. It’s also possible to mix two channels with different voltage and current ranges e.g. 0 – 40 V/0 – 5 A and 0 – 50 V/0 – 3.12 A. Use the <text:a xlink:type="simple" xlink:href="http://www.envox.hr/eez/bench-power-supply/psu-scpi-reference-manual/psu-scpi-common-command-reference.html#idn" text:style-name="Internet_20_link" text:visited-style-name="Visited_20_Internet_20_Link">*IDN?</text:a> command to find out what channels are defined in the PSU's firmware. </text:p>
      <text:list xml:id="list224720702" text:continue-numbering="true" text:style-name="Outline">
        <text:list-item>
          <text:list>
            <text:list-item>
              <text:list>
                <text:list-item>
                  <text:h text:style-name="Heading_20_3" text:outline-level="3">Voltage</text:h>
                </text:list-item>
              </text:list>
            </text:list-item>
          </text:list>
        </text:list-item>
      </text:list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row table:style-name="Table3.1">
          <table:table-cell table:style-name="Table3.A1" office:value-type="string">
            <text:p text:style-name="P4">Programming range or model</text:p>
          </table:table-cell>
          <table:table-cell table:style-name="Table3.A1" office:value-type="string">
            <text:p text:style-name="P3">0 – 30 V</text:p>
          </table:table-cell>
          <table:table-cell table:style-name="Table3.A1" office:value-type="string">
            <text:p text:style-name="P1">EEZ PSU H24005</text:p>
          </table:table-cell>
          <table:table-cell table:style-name="Table3.A1" office:value-type="string">
            <text:p text:style-name="P3">0 – 50 V</text:p>
          </table:table-cell>
        </table:table-row>
        <table:table-row>
          <table:table-cell table:style-name="Table3.A2" office:value-type="string">
            <text:p text:style-name="Default_5f_ntt">MAXimum [V]</text:p>
          </table:table-cell>
          <table:table-cell table:style-name="Table3.A2" office:value-type="string">
            <text:p text:style-name="P9">30</text:p>
          </table:table-cell>
          <table:table-cell table:style-name="Table3.A2" office:value-type="string">
            <text:p text:style-name="P10">40</text:p>
          </table:table-cell>
          <table:table-cell table:style-name="Table3.A2" office:value-type="string">
            <text:p text:style-name="P9">50</text:p>
          </table:table-cell>
        </table:table-row>
        <table:table-row>
          <table:table-cell table:style-name="Table3.A3" office:value-type="string">
            <text:p text:style-name="Default_5f_ntt">MINimum [V]</text:p>
          </table:table-cell>
          <table:table-cell table:style-name="Table3.A3" office:value-type="string">
            <text:p text:style-name="P9">0</text:p>
          </table:table-cell>
          <table:table-cell table:style-name="Table3.A3" office:value-type="string">
            <text:p text:style-name="P10">0</text:p>
          </table:table-cell>
          <table:table-cell table:style-name="Table3.A3" office:value-type="string">
            <text:p text:style-name="P9">0</text:p>
          </table:table-cell>
        </table:table-row>
        <table:table-row>
          <table:table-cell table:style-name="Table3.A2" office:value-type="string">
            <text:p text:style-name="Default_5f_ntt">DEFault [V]</text:p>
          </table:table-cell>
          <table:table-cell table:style-name="Table3.A2" office:value-type="string">
            <text:p text:style-name="P9">0</text:p>
          </table:table-cell>
          <table:table-cell table:style-name="Table3.A2" office:value-type="string">
            <text:p text:style-name="P10">0</text:p>
          </table:table-cell>
          <table:table-cell table:style-name="Table3.A2" office:value-type="string">
            <text:p text:style-name="P9">0</text:p>
          </table:table-cell>
        </table:table-row>
        <table:table-row>
          <table:table-cell table:style-name="Table3.A3" office:value-type="string">
            <text:p text:style-name="Default_5f_ntt">Value after *RST or *TST?</text:p>
          </table:table-cell>
          <table:table-cell table:style-name="Table3.A3" office:value-type="string">
            <text:p text:style-name="P9">0</text:p>
          </table:table-cell>
          <table:table-cell table:style-name="Table3.A3" office:value-type="string">
            <text:p text:style-name="P10">0</text:p>
          </table:table-cell>
          <table:table-cell table:style-name="Table3.A3" office:value-type="string">
            <text:p text:style-name="P9">0</text:p>
          </table:table-cell>
        </table:table-row>
        <table:table-row>
          <table:table-cell table:style-name="Table3.A2" office:value-type="string">
            <text:p text:style-name="P17">STEP MINimum [V]</text:p>
          </table:table-cell>
          <table:table-cell table:style-name="Table3.A2" office:value-type="string">
            <text:p text:style-name="P9">10m</text:p>
          </table:table-cell>
          <table:table-cell table:style-name="Table3.A2" office:value-type="string">
            <text:p text:style-name="P10">10m</text:p>
          </table:table-cell>
          <table:table-cell table:style-name="Table3.A2" office:value-type="string">
            <text:p text:style-name="P9">10m</text:p>
          </table:table-cell>
        </table:table-row>
        <table:table-row>
          <table:table-cell table:style-name="Table3.A7" office:value-type="string">
            <text:p text:style-name="P17">STEP MAXimum [V]</text:p>
          </table:table-cell>
          <table:table-cell table:style-name="Table3.A7" office:value-type="string">
            <text:p text:style-name="P9">5</text:p>
          </table:table-cell>
          <table:table-cell table:style-name="Table3.A7" office:value-type="string">
            <text:p text:style-name="P10">5</text:p>
          </table:table-cell>
          <table:table-cell table:style-name="Table3.A7" office:value-type="string">
            <text:p text:style-name="P9">5</text:p>
          </table:table-cell>
        </table:table-row>
        <table:table-row>
          <table:table-cell table:style-name="Table3.A2" office:value-type="string">
            <text:p text:style-name="P17">STEP DEFault [V] </text:p>
          </table:table-cell>
          <table:table-cell table:style-name="Table3.A2" office:value-type="string">
            <text:p text:style-name="P9">100m</text:p>
          </table:table-cell>
          <table:table-cell table:style-name="Table3.A2" office:value-type="string">
            <text:p text:style-name="P10">100m</text:p>
          </table:table-cell>
          <table:table-cell table:style-name="Table3.A2" office:value-type="string">
            <text:p text:style-name="P9">100m</text:p>
          </table:table-cell>
        </table:table-row>
        <table:table-row>
          <table:table-cell table:style-name="Table3.A7" office:value-type="string">
            <text:p text:style-name="P15">PROTection DELay MINimum [s]</text:p>
          </table:table-cell>
          <table:table-cell table:style-name="Table3.B9" office:value-type="float" office:value="0">
            <text:p text:style-name="P9">0</text:p>
          </table:table-cell>
          <table:table-cell table:style-name="Table3.B9" office:value-type="float" office:value="0">
            <text:p text:style-name="P10">0</text:p>
          </table:table-cell>
          <table:table-cell table:style-name="Table3.B9" office:value-type="float" office:value="0">
            <text:p text:style-name="P9">0</text:p>
          </table:table-cell>
        </table:table-row>
        <table:table-row>
          <table:table-cell table:style-name="Table3.A2" office:value-type="string">
            <text:p text:style-name="P15">PROTection DELay MAXimum [s]</text:p>
          </table:table-cell>
          <table:table-cell table:style-name="Table3.B10" office:value-type="float" office:value="10">
            <text:p text:style-name="P9">10</text:p>
          </table:table-cell>
          <table:table-cell table:style-name="Table3.B10" office:value-type="float" office:value="10">
            <text:p text:style-name="P10">10</text:p>
          </table:table-cell>
          <table:table-cell table:style-name="Table3.B10" office:value-type="float" office:value="10">
            <text:p text:style-name="P9">10</text:p>
          </table:table-cell>
        </table:table-row>
        <table:table-row>
          <table:table-cell table:style-name="Table3.A7" office:value-type="string">
            <text:p text:style-name="P15">PROTection DELay DEFault [s]</text:p>
          </table:table-cell>
          <table:table-cell table:style-name="Table3.A7" office:value-type="string">
            <text:p text:style-name="P9">5m</text:p>
          </table:table-cell>
          <table:table-cell table:style-name="Table3.A7" office:value-type="string">
            <text:p text:style-name="P10">5m</text:p>
          </table:table-cell>
          <table:table-cell table:style-name="Table3.A7" office:value-type="string">
            <text:p text:style-name="P9">5m</text:p>
          </table:table-cell>
        </table:table-row>
        <table:table-row>
          <table:table-cell table:style-name="Table3.A2" office:value-type="string">
            <text:p text:style-name="P15">CALibration VALue MINimum[V]</text:p>
          </table:table-cell>
          <table:table-cell table:style-name="Table3.A2" office:value-type="string">
            <text:p text:style-name="P9">0.15</text:p>
          </table:table-cell>
          <table:table-cell table:style-name="Table3.A2" office:value-type="string">
            <text:p text:style-name="P10">0.15</text:p>
          </table:table-cell>
          <table:table-cell table:style-name="Table3.A2" office:value-type="string">
            <text:p text:style-name="P9">0.15</text:p>
          </table:table-cell>
        </table:table-row>
        <table:table-row>
          <table:table-cell table:style-name="Table3.A7" office:value-type="string">
            <text:p text:style-name="P15">CALibration VALue MIDdle[V]</text:p>
          </table:table-cell>
          <table:table-cell table:style-name="Table3.A7" office:value-type="string">
            <text:p text:style-name="P9">14.1</text:p>
          </table:table-cell>
          <table:table-cell table:style-name="Table3.A7" office:value-type="string">
            <text:p text:style-name="P10">19.1</text:p>
          </table:table-cell>
          <table:table-cell table:style-name="Table3.A7" office:value-type="string">
            <text:p text:style-name="P9">24.1</text:p>
          </table:table-cell>
        </table:table-row>
        <table:table-row>
          <table:table-cell table:style-name="Table3.A2" office:value-type="string">
            <text:p text:style-name="P15">CALibration VALue MAXimum[V]</text:p>
          </table:table-cell>
          <table:table-cell table:style-name="Table3.A2" office:value-type="string">
            <text:p text:style-name="P9">28</text:p>
          </table:table-cell>
          <table:table-cell table:style-name="Table3.A2" office:value-type="string">
            <text:p text:style-name="P10">38</text:p>
          </table:table-cell>
          <table:table-cell table:style-name="Table3.A2" office:value-type="string">
            <text:p text:style-name="P9">48</text:p>
          </table:table-cell>
        </table:table-row>
      </table:table>
      <text:list xml:id="list1433415084" text:continue-numbering="true" text:style-name="Outline">
        <text:list-item>
          <text:list>
            <text:list-item>
              <text:list>
                <text:list-item>
                  <text:h text:style-name="Heading_20_3" text:outline-level="3">Current</text:h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Programming range<text:span text:style-name="T3"> </text:span><text:span text:style-name="T3">or model</text:span></text:p>
          </table:table-cell>
          <table:table-cell table:style-name="Table1.A1" office:value-type="string">
            <text:p text:style-name="P3">0 – 3.12 A</text:p>
          </table:table-cell>
          <table:table-cell table:style-name="Table1.A1" office:value-type="string">
            <text:p text:style-name="P2">EEZ PSU H24005</text:p>
          </table:table-cell>
        </table:table-row>
        <table:table-row table:style-name="Table1.1">
          <table:table-cell table:style-name="Table1.A2" office:value-type="string">
            <text:p text:style-name="P12">MAXimum [A]</text:p>
          </table:table-cell>
          <table:table-cell table:style-name="Table1.B2" office:value-type="string">
            <text:p text:style-name="P13">3.12</text:p>
          </table:table-cell>
          <table:table-cell table:style-name="Table1.B2" office:value-type="string">
            <text:p text:style-name="P16">5</text:p>
          </table:table-cell>
        </table:table-row>
        <table:table-row>
          <table:table-cell table:style-name="Table1.A3" office:value-type="string">
            <text:p text:style-name="Default_5f_ntt">MINimum<text:span text:style-name="T1"> [A]</text:span></text:p>
          </table:table-cell>
          <table:table-cell table:style-name="Table1.B3" office:value-type="string">
            <text:p text:style-name="P9">0</text:p>
          </table:table-cell>
          <table:table-cell table:style-name="Table1.B3" office:value-type="string">
            <text:p text:style-name="P10">0</text:p>
          </table:table-cell>
        </table:table-row>
        <table:table-row table:style-name="Table1.1">
          <table:table-cell table:style-name="Table1.A2" office:value-type="string">
            <text:p text:style-name="P14">DEFault [A]</text:p>
          </table:table-cell>
          <table:table-cell table:style-name="Table1.B2" office:value-type="string">
            <text:p text:style-name="P13">0</text:p>
          </table:table-cell>
          <table:table-cell table:style-name="Table1.B2" office:value-type="string">
            <text:p text:style-name="P16">0</text:p>
          </table:table-cell>
        </table:table-row>
        <table:table-row>
          <table:table-cell table:style-name="Table1.A3" office:value-type="string">
            <text:p text:style-name="Default_5f_ntt">Value after *RST or *TST?</text:p>
          </table:table-cell>
          <table:table-cell table:style-name="Table1.B3" office:value-type="string">
            <text:p text:style-name="P9">0</text:p>
          </table:table-cell>
          <table:table-cell table:style-name="Table1.B3" office:value-type="string">
            <text:p text:style-name="P10">0</text:p>
          </table:table-cell>
        </table:table-row>
        <table:table-row table:style-name="Table1.1">
          <table:table-cell table:style-name="Table1.A2" office:value-type="string">
            <text:p text:style-name="P15">STEP and STEP MINimum [A]</text:p>
          </table:table-cell>
          <table:table-cell table:style-name="Table1.B2" office:value-type="string">
            <text:p text:style-name="P13">10m</text:p>
          </table:table-cell>
          <table:table-cell table:style-name="Table1.B2" office:value-type="string">
            <text:p text:style-name="P16">10m</text:p>
          </table:table-cell>
        </table:table-row>
        <table:table-row table:style-name="Table1.1">
          <table:table-cell table:style-name="Table1.A7" office:value-type="string">
            <text:p text:style-name="P15">STEP MAXimum [A]</text:p>
          </table:table-cell>
          <table:table-cell table:style-name="Table1.B7" office:value-type="string">
            <text:p text:style-name="P13">1</text:p>
          </table:table-cell>
          <table:table-cell table:style-name="Table1.B7" office:value-type="string">
            <text:p text:style-name="P16">1</text:p>
          </table:table-cell>
        </table:table-row>
        <table:table-row table:style-name="Table1.1">
          <table:table-cell table:style-name="Table1.A2" office:value-type="string">
            <text:p text:style-name="P15">STEP DEFault [A]</text:p>
          </table:table-cell>
          <table:table-cell table:style-name="Table1.B2" office:value-type="string">
            <text:p text:style-name="P13">50m</text:p>
          </table:table-cell>
          <table:table-cell table:style-name="Table1.B2" office:value-type="string">
            <text:p text:style-name="P16">50m</text:p>
          </table:table-cell>
        </table:table-row>
        <table:table-row table:style-name="Table1.1">
          <table:table-cell table:style-name="Table1.A7" office:value-type="string">
            <text:p text:style-name="P15">PROTection DELay MINimum [s]</text:p>
          </table:table-cell>
          <table:table-cell table:style-name="Table1.B9" office:value-type="float" office:value="0">
            <text:p text:style-name="P13">0</text:p>
          </table:table-cell>
          <table:table-cell table:style-name="Table1.B9" office:value-type="float" office:value="0">
            <text:p text:style-name="P16">0</text:p>
          </table:table-cell>
        </table:table-row>
        <table:table-row table:style-name="Table1.1">
          <table:table-cell table:style-name="Table1.A2" office:value-type="string">
            <text:p text:style-name="P15">PROTection DELay MAXimum [s]</text:p>
          </table:table-cell>
          <table:table-cell table:style-name="Table1.B10" office:value-type="float" office:value="10">
            <text:p text:style-name="P13">10</text:p>
          </table:table-cell>
          <table:table-cell table:style-name="Table1.B10" office:value-type="float" office:value="10">
            <text:p text:style-name="P16">10</text:p>
          </table:table-cell>
        </table:table-row>
        <table:table-row table:style-name="Table1.1">
          <table:table-cell table:style-name="Table1.A7" office:value-type="string">
            <text:p text:style-name="P15">PROTection DELay DEFault [s]</text:p>
          </table:table-cell>
          <table:table-cell table:style-name="Table1.B7" office:value-type="string">
            <text:p text:style-name="P13">20m</text:p>
          </table:table-cell>
          <table:table-cell table:style-name="Table1.B7" office:value-type="string">
            <text:p text:style-name="P16">20m</text:p>
          </table:table-cell>
        </table:table-row>
        <table:table-row table:style-name="Table1.1">
          <table:table-cell table:style-name="Table1.A2" office:value-type="string">
            <text:p text:style-name="P15">CALibration VALue MINimum[A]</text:p>
          </table:table-cell>
          <table:table-cell table:style-name="Table1.B2" office:value-type="string">
            <text:p text:style-name="P9">50m</text:p>
          </table:table-cell>
          <table:table-cell table:style-name="Table1.B2" office:value-type="string">
            <text:p text:style-name="P10">50m</text:p>
          </table:table-cell>
        </table:table-row>
        <table:table-row table:style-name="Table1.1">
          <table:table-cell table:style-name="Table1.A7" office:value-type="string">
            <text:p text:style-name="P15">CALibration VALue MIDdle[A]</text:p>
          </table:table-cell>
          <table:table-cell table:style-name="Table1.B7" office:value-type="string">
            <text:p text:style-name="P9">1.525</text:p>
          </table:table-cell>
          <table:table-cell table:style-name="Table1.B7" office:value-type="string">
            <text:p text:style-name="P10">2.425</text:p>
          </table:table-cell>
        </table:table-row>
        <table:table-row table:style-name="Table1.1">
          <table:table-cell table:style-name="Table1.A2" office:value-type="string">
            <text:p text:style-name="P15">CALibration VALue MAXimum[A]</text:p>
          </table:table-cell>
          <table:table-cell table:style-name="Table1.B2" office:value-type="string">
            <text:p text:style-name="P9">3</text:p>
          </table:table-cell>
          <table:table-cell table:style-name="Table1.B2" office:value-type="string">
            <text:p text:style-name="P10">4.8</text:p>
          </table:table-cell>
        </table:table-row>
      </table:table>
      <text:list xml:id="list860696628" text:continue-numbering="true" text:style-name="Outline">
        <text:list-item>
          <text:list>
            <text:list-item>
              <text:list>
                <text:list-item>
                  <text:h text:style-name="Heading_20_3" text:outline-level="3">Power</text:h>
                </text:list-item>
              </text:list>
            </text:list-item>
          </text:list>
        </text:list-item>
      </text:list>
      <text:p text:style-name="Standard">The total number of possible combinations for the PSU's power parameters is 6, of which two typical examples are given below: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ext:soft-page-break/>
        <table:table-row table:style-name="Table2.1">
          <table:table-cell table:style-name="Table2.A1" office:value-type="string">
            <text:p text:style-name="P4">Programming range<text:span text:style-name="T3"> </text:span><text:span text:style-name="T3">or model</text:span></text:p>
          </table:table-cell>
          <table:table-cell table:style-name="Table2.A1" office:value-type="string">
            <text:p text:style-name="P3">0 – 50 V, 0 – 3.12 A</text:p>
          </table:table-cell>
          <table:table-cell table:style-name="Table2.A1" office:value-type="string">
            <text:p text:style-name="P1">EEZ PSU H24005</text:p>
          </table:table-cell>
        </table:table-row>
        <table:table-row table:style-name="Table2.1">
          <table:table-cell table:style-name="Table2.A2" office:value-type="string">
            <text:p text:style-name="P15">MINimum [W]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6">0</text:p>
          </table:table-cell>
        </table:table-row>
        <table:table-row table:style-name="Table2.1">
          <table:table-cell table:style-name="Table2.A3" office:value-type="string">
            <text:p text:style-name="P15">DEFault [W]</text:p>
          </table:table-cell>
          <table:table-cell table:style-name="Table2.B3" office:value-type="string">
            <text:p text:style-name="P13">100</text:p>
          </table:table-cell>
          <table:table-cell table:style-name="Table2.B3" office:value-type="string">
            <text:p text:style-name="P16">155</text:p>
          </table:table-cell>
        </table:table-row>
        <table:table-row table:style-name="Table2.1">
          <table:table-cell table:style-name="Table2.A2" office:value-type="string">
            <text:p text:style-name="P15">MAXimum [W]</text:p>
          </table:table-cell>
          <table:table-cell table:style-name="Table2.B2" office:value-type="string">
            <text:p text:style-name="P13">150</text:p>
          </table:table-cell>
          <table:table-cell table:style-name="Table2.B2" office:value-type="string">
            <text:p text:style-name="P16">160</text:p>
          </table:table-cell>
        </table:table-row>
        <table:table-row table:style-name="Table2.1">
          <table:table-cell table:style-name="Table2.A3" office:value-type="string">
            <text:p text:style-name="P15">PROTection LEVel DEFault [W]</text:p>
          </table:table-cell>
          <table:table-cell table:style-name="Table2.B3" office:value-type="string">
            <text:p text:style-name="P13">100</text:p>
          </table:table-cell>
          <table:table-cell table:style-name="Table2.B3" office:value-type="string">
            <text:p text:style-name="P16">155</text:p>
          </table:table-cell>
        </table:table-row>
        <table:table-row table:style-name="Table2.1">
          <table:table-cell table:style-name="Table2.A2" office:value-type="string">
            <text:p text:style-name="P15">PROTection DELay MINimum [s]</text:p>
          </table:table-cell>
          <table:table-cell table:style-name="Table2.B6" office:value-type="float" office:value="1">
            <text:p text:style-name="P13">1</text:p>
          </table:table-cell>
          <table:table-cell table:style-name="Table2.B6" office:value-type="float" office:value="1">
            <text:p text:style-name="P16">1</text:p>
          </table:table-cell>
        </table:table-row>
        <table:table-row table:style-name="Table2.1">
          <table:table-cell table:style-name="Table2.A3" office:value-type="string">
            <text:p text:style-name="P15">PROTection DELay MAXimum [s]</text:p>
          </table:table-cell>
          <table:table-cell table:style-name="Table2.B7" office:value-type="float" office:value="300">
            <text:p text:style-name="P13">300</text:p>
          </table:table-cell>
          <table:table-cell table:style-name="Table2.B7" office:value-type="float" office:value="300">
            <text:p text:style-name="P16">300</text:p>
          </table:table-cell>
        </table:table-row>
        <table:table-row table:style-name="Table2.1">
          <table:table-cell table:style-name="Table2.A2" office:value-type="string">
            <text:p text:style-name="P15">PROTection DELay DEFault [s]</text:p>
          </table:table-cell>
          <table:table-cell table:style-name="Table2.B2" office:value-type="string">
            <text:p text:style-name="P13">10</text:p>
          </table:table-cell>
          <table:table-cell table:style-name="Table2.B2" office:value-type="string">
            <text:p text:style-name="P16">10</text:p>
          </table:table-cell>
        </table:table-row>
      </table:table>
      <text:list xml:id="list415358491" text:continue-numbering="true" text:style-name="Outline">
        <text:list-item>
          <text:list>
            <text:list-item>
              <text:h text:style-name="Heading_20_2" text:outline-level="2"><text:bookmark-start text:name="__RefHeading__20221_1650922369"/><text:bookmark text:name="reset_settings"/>Reset Settings (*RST)<text:bookmark-end text:name="__RefHeading__20221_1650922369"/></text:h>
            </text:list-item>
          </text:list>
        </text:list-item>
      </text:list>
      <text:p text:style-name="P5">At power-on or after execution of the <text:a xlink:type="simple" xlink:href="http://www.envox.hr/eez/bench-power-supply/psu-scpi-reference-manual/psu-scpi-common-command-reference.html#rst" text:style-name="Internet_20_link" text:visited-style-name="Visited_20_Internet_20_Link">*RST</text:a> common command, device settings will be set to the states listed in the following table. See also the <text:a xlink:type="simple" xlink:href="http://www.envox.hr/eez/bench-power-supply/psu-scpi-reference-manual/psu-scpi-subsystem-command-reference/psu-scpi-memory.html#mem_stat_rec_auto" text:style-name="Internet_20_link" text:visited-style-name="Visited_20_Internet_20_Link">MEMory:STATe:RECall:AUTO</text:a> command.</text:p>
      <text:p text:style-name="P5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table_5f_header">Command</text:p>
          </table:table-cell>
          <table:table-cell table:style-name="Table4.A1" office:value-type="string">
            <text:p text:style-name="table_5f_header">Power on</text:p>
          </table:table-cell>
          <table:table-cell table:style-name="Table4.A1" office:value-type="string">
            <text:p text:style-name="table_5f_header">*RST</text:p>
          </table:table-cell>
        </table:table-row>
        <table:table-row>
          <table:table-cell table:style-name="Table4.A2" office:value-type="string">
            <text:p text:style-name="table_5f_body">*ESE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>
          <table:table-cell table:style-name="Table4.A3" office:value-type="string">
            <text:p text:style-name="table_5f_body">*ESR</text:p>
          </table:table-cell>
          <table:table-cell table:style-name="Table4.A3" office:value-type="string">
            <text:p text:style-name="table_5f_body_5f_centered">0</text:p>
          </table:table-cell>
          <table:table-cell table:style-name="Table4.A3" office:value-type="string">
            <text:p text:style-name="table_5f_body_5f_centered">Not affected</text:p>
          </table:table-cell>
        </table:table-row>
        <table:table-row>
          <table:table-cell table:style-name="Table4.A2" office:value-type="string">
            <text:p text:style-name="table_5f_body">*SRE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>
          <table:table-cell table:style-name="Table4.A3" office:value-type="string">
            <text:p text:style-name="table_5f_body">*STB?</text:p>
          </table:table-cell>
          <table:table-cell table:style-name="Table4.A3" office:value-type="string">
            <text:p text:style-name="table_5f_body_5f_centered">0</text:p>
          </table:table-cell>
          <table:table-cell table:style-name="Table4.A3" office:value-type="string">
            <text:p text:style-name="table_5f_body_5f_centered">???</text:p>
          </table:table-cell>
        </table:table-row>
        <table:table-row>
          <table:table-cell table:style-name="Table4.A2" office:value-type="string">
            <text:p text:style-name="table_5f_body">CAL[:MODE]</text:p>
          </table:table-cell>
          <table:table-cell table:style-name="Table4.A2" table:number-columns-spanned="2" office:value-type="string">
            <text:p text:style-name="table_5f_body_5f_centered">OFF</text:p>
          </table:table-cell>
          <table:covered-table-cell/>
        </table:table-row>
        <table:table-row>
          <table:table-cell table:style-name="Table4.A3" office:value-type="string">
            <text:p text:style-name="table_5f_body">CAL:STAT</text:p>
          </table:table-cell>
          <table:table-cell table:style-name="Table4.A3" table:number-columns-spanned="2" office:value-type="string">
            <text:p text:style-name="table_5f_body">ON if valid calibrating data for both voltage and current exists in the non-volatile memory, otherwise OFF.</text:p>
          </table:table-cell>
          <table:covered-table-cell/>
        </table:table-row>
        <table:table-row>
          <table:table-cell table:style-name="Table4.A2" office:value-type="string">
            <text:p text:style-name="table_5f_body"><text:bookmark-start text:name="__DdeLink__1490_1052612514"/>DISP:BRIG<text:bookmark-end text:name="__DdeLink__1490_1052612514"/>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20</text:p>
          </table:table-cell>
        </table:table-row>
        <table:table-row>
          <table:table-cell table:style-name="Table4.A3" office:value-type="string">
            <text:p text:style-name="table_5f_body">DISP:MODE</text:p>
          </table:table-cell>
          <table:table-cell table:style-name="Table4.A3" office:value-type="string">
            <text:p text:style-name="table_5f_body_5f_centered">Power down state</text:p>
          </table:table-cell>
          <table:table-cell table:style-name="Table4.A3" office:value-type="string">
            <text:p text:style-name="table_5f_body_5f_centered">1</text:p>
          </table:table-cell>
        </table:table-row>
        <table:table-row>
          <table:table-cell table:style-name="Table4.A2" office:value-type="string">
            <text:p text:style-name="table_5f_body">DISP[:STAT]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>
          <table:table-cell table:style-name="Table4.A3" office:value-type="string">
            <text:p text:style-name="table_5f_body">INST:NSEL</text:p>
          </table:table-cell>
          <table:table-cell table:style-name="Table4.A3" office:value-type="string">
            <text:p text:style-name="table_5f_body_5f_centered">Power down state</text:p>
          </table:table-cell>
          <table:table-cell table:style-name="Table4.A3" office:value-type="string">
            <text:p text:style-name="table_5f_body_5f_centered">Not affected</text:p>
          </table:table-cell>
        </table:table-row>
        <table:table-row>
          <table:table-cell table:style-name="Table4.A2" office:value-type="string">
            <text:p text:style-name="table_5f_body">INST:SEL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>
          <table:table-cell table:style-name="Table4.A3" office:value-type="string">
            <text:p text:style-name="P8"><text:change-start text:change-id="ct140626826259288"/>MEMM:CDIR<text:change-end text:change-id="ct140626826259288"/></text:p>
          </table:table-cell>
          <table:table-cell table:style-name="Table4.A3" office:value-type="string">
            <text:p text:style-name="P19"><text:change-start text:change-id="ct140626826212680"/>Power down state<text:change-end text:change-id="ct140626826212680"/></text:p>
          </table:table-cell>
          <table:table-cell table:style-name="Table4.A3" office:value-type="string">
            <text:p text:style-name="P19"><text:change-start text:change-id="ct140626826212872"/>C:\<text:change-end text:change-id="ct140626826212872"/></text:p>
          </table:table-cell>
        </table:table-row>
        <table:table-row>
          <table:table-cell table:style-name="Table4.A2" office:value-type="string">
            <text:p text:style-name="table_5f_body">OUTP[:STAT]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OFF</text:p>
          </table:table-cell>
        </table:table-row>
        <table:table-row>
          <table:table-cell table:style-name="Table4.A3" office:value-type="string">
            <text:p text:style-name="table_5f_body">OUTP:PROT:COUP</text:p>
          </table:table-cell>
          <table:table-cell table:style-name="Table4.A3" office:value-type="string">
            <text:p text:style-name="table_5f_body_5f_centered">Power down state</text:p>
          </table:table-cell>
          <table:table-cell table:style-name="Table4.A3" office:value-type="string">
            <text:p text:style-name="table_5f_body_5f_centered">OFF</text:p>
          </table:table-cell>
        </table:table-row>
        <table:table-row>
          <table:table-cell table:style-name="Table4.A2" office:value-type="string">
            <text:p text:style-name="table_5f_body">OUTP:TRAC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OFF</text:p>
          </table:table-cell>
        </table:table-row>
        <table:table-row>
          <table:table-cell table:style-name="Table4.A3" office:value-type="string">
            <text:p text:style-name="table_5f_body">SENS:CURR:RANG</text:p>
          </table:table-cell>
          <table:table-cell table:style-name="Table4.A3" office:value-type="string">
            <text:p text:style-name="table_5f_body_5f_centered">Power down state</text:p>
          </table:table-cell>
          <table:table-cell table:style-name="Table4.A3" office:value-type="string">
            <text:p text:style-name="table_5f_body_5f_centered">MAX</text:p>
          </table:table-cell>
        </table:table-row>
        <table:table-row>
          <table:table-cell table:style-name="Table4.A2" office:value-type="string">
            <text:p text:style-name="table_5f_body">SENS:CURR:RANG:AUTO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OFF</text:p>
          </table:table-cell>
        </table:table-row>
        <table:table-row>
          <table:table-cell table:style-name="Table4.A2" office:value-type="string">
            <text:p text:style-name="table_5f_body">[SOUR[n]]:CURR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DEF (see <text:a xlink:type="simple" xlink:href="http://www.envox.hr/eez/bench-power-supply/psu-scpi-reference-manual/psu-scpi-parameters-and-settings.html#programming_parameters" text:style-name="Internet_20_link" text:visited-style-name="Visited_20_Internet_20_Link">Section 8.1</text:a>)</text:p>
          </table:table-cell>
        </table:table-row>
        <table:table-row>
          <table:table-cell table:style-name="Table4.A3" office:value-type="string">
            <text:p text:style-name="table_5f_body">[SOUR[n]]:CURR:PROT:DEL</text:p>
          </table:table-cell>
          <table:table-cell table:style-name="Table4.A3" office:value-type="string">
            <text:p text:style-name="table_5f_body_5f_centered">Power down state</text:p>
          </table:table-cell>
          <table:table-cell table:style-name="Table4.A3" office:value-type="string">
            <text:p text:style-name="table_5f_body_5f_centered">DEF (see <text:a xlink:type="simple" xlink:href="http://www.envox.hr/eez/bench-power-supply/psu-scpi-reference-manual/psu-scpi-parameters-and-settings.html#programming_parameters" text:style-name="Internet_20_link" text:visited-style-name="Visited_20_Internet_20_Link">Section 8.1</text:a>)</text:p>
          </table:table-cell>
        </table:table-row>
        <table:table-row>
          <table:table-cell table:style-name="Table4.A2" office:value-type="string">
            <text:p text:style-name="table_5f_body">[SOUR[n]]:CURR:PROT:STAT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OFF</text:p>
          </table:table-cell>
        </table:table-row>
        <table:table-row>
          <table:table-cell table:style-name="Table4.A3" office:value-type="string">
            <text:p text:style-name="table_5f_body">[SOUR[n]]:CURR:PROT:TRIP?</text:p>
          </table:table-cell>
          <table:table-cell table:style-name="Table4.A3" table:number-columns-spanned="2" office:value-type="string">
            <text:p text:style-name="table_5f_body_5f_centered">0</text:p>
          </table:table-cell>
          <table:covered-table-cell/>
        </table:table-row>
        <table:table-row>
          <table:table-cell table:style-name="Table4.A2" office:value-type="string">
            <text:p text:style-name="table_5f_body">[SOUR[n]]:CURR:STEP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DEF (see <text:a xlink:type="simple" xlink:href="http://www.envox.hr/eez/bench-power-supply/psu-scpi-reference-manual/psu-scpi-parameters-and-settings.html#programming_parameters" text:style-name="Internet_20_link" text:visited-style-name="Visited_20_Internet_20_Link">Section 8.1</text:a>)</text:p>
          </table:table-cell>
        </table:table-row>
        <table:table-row>
          <table:table-cell table:style-name="Table4.A3" office:value-type="string">
            <text:p text:style-name="table_5f_body">[SOUR[&lt;n&gt;]]:LRIP:AUTO</text:p>
          </table:table-cell>
          <table:table-cell table:style-name="Table4.A3" office:value-type="string">
            <text:p text:style-name="table_5f_body_5f_centered">Power down state</text:p>
          </table:table-cell>
          <table:table-cell table:style-name="Table4.A3" office:value-type="string">
            <text:p text:style-name="table_5f_body_5f_centered">Not affected</text:p>
          </table:table-cell>
        </table:table-row>
        <table:table-row>
          <table:table-cell table:style-name="Table4.A2" office:value-type="string">
            <text:p text:style-name="table_5f_body">[SOUR[n]]:POW:PROT[:LEV]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DEF (see <text:a xlink:type="simple" xlink:href="http://www.envox.hr/eez/bench-power-supply/psu-scpi-reference-manual/psu-scpi-parameters-and-settings.html#programming_parameters" text:style-name="Internet_20_link" text:visited-style-name="Visited_20_Internet_20_Link">Section 8.1</text:a>)</text:p>
          </table:table-cell>
        </table:table-row>
        <table:table-row>
          <table:table-cell table:style-name="Table4.A3" office:value-type="string">
            <text:p text:style-name="table_5f_body">[SOUR[n]]:POW:PROT:DEL</text:p>
          </table:table-cell>
          <table:table-cell table:style-name="Table4.A3" office:value-type="string">
            <text:p text:style-name="table_5f_body_5f_centered">Power down state</text:p>
          </table:table-cell>
          <table:table-cell table:style-name="Table4.A3" office:value-type="string">
            <text:p text:style-name="table_5f_body_5f_centered">DEF (see <text:a xlink:type="simple" xlink:href="http://www.envox.hr/eez/bench-power-supply/psu-scpi-reference-manual/psu-scpi-parameters-and-settings.html#programming_parameters" text:style-name="Internet_20_link" text:visited-style-name="Visited_20_Internet_20_Link">Section 8.1</text:a>)</text:p>
          </table:table-cell>
        </table:table-row>
        <table:table-row>
          <table:table-cell table:style-name="Table4.A2" office:value-type="string">
            <text:p text:style-name="table_5f_body">[SOUR[n]]:POW:PROT:STAT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ON</text:p>
          </table:table-cell>
        </table:table-row>
        <table:table-row>
          <table:table-cell table:style-name="Table4.A3" office:value-type="string">
            <text:p text:style-name="table_5f_body">[SOUR[n]]:POW:PROT:TRIP?</text:p>
          </table:table-cell>
          <table:table-cell table:style-name="Table4.A3" table:number-columns-spanned="2" office:value-type="string">
            <text:p text:style-name="table_5f_body_5f_centered">0</text:p>
          </table:table-cell>
          <table:covered-table-cell/>
        </table:table-row>
        <table:table-row>
          <table:table-cell table:style-name="Table4.A2" office:value-type="string">
            <text:p text:style-name="table_5f_body">[SOUR[n]]:VOLT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DEF (see <text:a xlink:type="simple" xlink:href="http://www.envox.hr/eez/bench-power-supply/psu-scpi-reference-manual/psu-scpi-parameters-and-settings.html#programming_parameters" text:style-name="Internet_20_link" text:visited-style-name="Visited_20_Internet_20_Link">Section 8.1</text:a>)</text:p>
          </table:table-cell>
        </table:table-row>
        <text:soft-page-break/>
        <table:table-row>
          <table:table-cell table:style-name="Table4.A3" office:value-type="string">
            <text:p text:style-name="table_5f_body">[SOUR[&lt;n&gt;]]:VOLT:PROG[:SOUR]</text:p>
          </table:table-cell>
          <table:table-cell table:style-name="Table4.A3" table:number-columns-spanned="2" office:value-type="string">
            <text:p text:style-name="table_5f_body_5f_centered">INT</text:p>
          </table:table-cell>
          <table:covered-table-cell/>
        </table:table-row>
        <table:table-row>
          <table:table-cell table:style-name="Table4.A2" office:value-type="string">
            <text:p text:style-name="table_5f_body">[SOUR[n]]:VOLT:PROT:DEL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DEF (see <text:a xlink:type="simple" xlink:href="http://www.envox.hr/eez/bench-power-supply/psu-scpi-reference-manual/psu-scpi-parameters-and-settings.html#programming_parameters" text:style-name="Internet_20_link" text:visited-style-name="Visited_20_Internet_20_Link">Section 8.1</text:a>)</text:p>
          </table:table-cell>
        </table:table-row>
        <table:table-row>
          <table:table-cell table:style-name="Table4.A3" office:value-type="string">
            <text:p text:style-name="table_5f_body">[SOUR[n]]:VOLT:PROT:STAT</text:p>
          </table:table-cell>
          <table:table-cell table:style-name="Table4.A3" office:value-type="string">
            <text:p text:style-name="table_5f_body_5f_centered">Power down state</text:p>
          </table:table-cell>
          <table:table-cell table:style-name="Table4.A3" office:value-type="string">
            <text:p text:style-name="table_5f_body_5f_centered">OFF</text:p>
          </table:table-cell>
        </table:table-row>
        <table:table-row>
          <table:table-cell table:style-name="Table4.A2" office:value-type="string">
            <text:p text:style-name="table_5f_body">[SOUR[n]]:VOLT:PROT:TRIP?</text:p>
          </table:table-cell>
          <table:table-cell table:style-name="Table4.A2" table:number-columns-spanned="2" office:value-type="string">
            <text:p text:style-name="table_5f_body_5f_centered">0</text:p>
          </table:table-cell>
          <table:covered-table-cell/>
        </table:table-row>
        <table:table-row>
          <table:table-cell table:style-name="Table4.A3" office:value-type="string">
            <text:p text:style-name="table_5f_body">[SOUR[n]]:VOLT:STEP</text:p>
          </table:table-cell>
          <table:table-cell table:style-name="Table4.A3" office:value-type="string">
            <text:p text:style-name="table_5f_body_5f_centered">Power down state</text:p>
          </table:table-cell>
          <table:table-cell table:style-name="Table4.A3" office:value-type="string">
            <text:p text:style-name="table_5f_body_5f_centered">DEF (see <text:a xlink:type="simple" xlink:href="http://www.envox.hr/eez/bench-power-supply/psu-scpi-reference-manual/psu-scpi-parameters-and-settings.html#programming_parameters" text:style-name="Internet_20_link" text:visited-style-name="Visited_20_Internet_20_Link">Section 8.1</text:a>)</text:p>
          </table:table-cell>
        </table:table-row>
        <table:table-row>
          <table:table-cell table:style-name="Table4.A2" office:value-type="string">
            <text:p text:style-name="table_5f_body">[SOUR[&lt;n&gt;]]:VOLT:SENS[:SOUR]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OFF</text:p>
          </table:table-cell>
        </table:table-row>
        <table:table-row table:style-name="Table4.36">
          <table:table-cell table:style-name="Table4.A36" office:value-type="string">
            <text:p text:style-name="P6">STAT:OPER[:EVEN]</text:p>
          </table:table-cell>
          <table:table-cell table:style-name="Table4.A36" office:value-type="string">
            <text:p text:style-name="P18">0</text:p>
          </table:table-cell>
          <table:table-cell table:style-name="Table4.A36" office:value-type="string">
            <text:p text:style-name="P18">Not affected</text:p>
          </table:table-cell>
        </table:table-row>
        <table:table-row>
          <table:table-cell table:style-name="Table4.A2" office:value-type="string">
            <text:p text:style-name="table_5f_body">STAT:OPER:COND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 table:style-name="Table4.36">
          <table:table-cell table:style-name="Table4.A36" office:value-type="string">
            <text:p text:style-name="P6">STAT:OPER:ENAB</text:p>
          </table:table-cell>
          <table:table-cell table:style-name="Table4.A36" office:value-type="string">
            <text:p text:style-name="P18">0</text:p>
          </table:table-cell>
          <table:table-cell table:style-name="Table4.A36" office:value-type="string">
            <text:p text:style-name="P18">Not affected</text:p>
          </table:table-cell>
        </table:table-row>
        <table:table-row>
          <table:table-cell table:style-name="Table4.A2" office:value-type="string">
            <text:p text:style-name="table_5f_body">STAT:OPER:INST[:EVEN]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 table:style-name="Table4.36">
          <table:table-cell table:style-name="Table4.A36" office:value-type="string">
            <text:p text:style-name="P6">STAT:OPER:INST:COND</text:p>
          </table:table-cell>
          <table:table-cell table:style-name="Table4.A36" office:value-type="string">
            <text:p text:style-name="P18">0</text:p>
          </table:table-cell>
          <table:table-cell table:style-name="Table4.A36" office:value-type="string">
            <text:p text:style-name="P18">Not affected</text:p>
          </table:table-cell>
        </table:table-row>
        <table:table-row>
          <table:table-cell table:style-name="Table4.A2" office:value-type="string">
            <text:p text:style-name="table_5f_body">STAT:OPER:INST:ENAB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 table:style-name="Table4.36">
          <table:table-cell table:style-name="Table4.A36" office:value-type="string">
            <text:p text:style-name="P6">STAT:OPER:INST:ISUM[:EVEN]</text:p>
          </table:table-cell>
          <table:table-cell table:style-name="Table4.A36" office:value-type="string">
            <text:p text:style-name="P18">0</text:p>
          </table:table-cell>
          <table:table-cell table:style-name="Table4.A36" office:value-type="string">
            <text:p text:style-name="P18">Not affected</text:p>
          </table:table-cell>
        </table:table-row>
        <table:table-row>
          <table:table-cell table:style-name="Table4.A2" office:value-type="string">
            <text:p text:style-name="table_5f_body">STAT:OPER:INST:ISUM:COND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 table:style-name="Table4.36">
          <table:table-cell table:style-name="Table4.A36" office:value-type="string">
            <text:p text:style-name="P6">STAT:OPER:INST:ISUM:ENAB</text:p>
          </table:table-cell>
          <table:table-cell table:style-name="Table4.A36" office:value-type="string">
            <text:p text:style-name="P18">0</text:p>
          </table:table-cell>
          <table:table-cell table:style-name="Table4.A36" office:value-type="string">
            <text:p text:style-name="P18">Not affected</text:p>
          </table:table-cell>
        </table:table-row>
        <table:table-row>
          <table:table-cell table:style-name="Table4.A2" office:value-type="string">
            <text:p text:style-name="P7">STAT:QUES[:EVEN]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 table:style-name="Table4.36">
          <table:table-cell table:style-name="Table4.A36" office:value-type="string">
            <text:p text:style-name="P6">STAT:QUES:COND</text:p>
          </table:table-cell>
          <table:table-cell table:style-name="Table4.A36" office:value-type="string">
            <text:p text:style-name="P18">0</text:p>
          </table:table-cell>
          <table:table-cell table:style-name="Table4.A36" office:value-type="string">
            <text:p text:style-name="P18">Not affected</text:p>
          </table:table-cell>
        </table:table-row>
        <table:table-row>
          <table:table-cell table:style-name="Table4.A2" office:value-type="string">
            <text:p text:style-name="table_5f_body">STAT:<text:span text:style-name="T2">QUES</text:span>:ENAB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 table:style-name="Table4.36">
          <table:table-cell table:style-name="Table4.A36" office:value-type="string">
            <text:p text:style-name="P6">STAT:QUES:INST[:EVEN]</text:p>
          </table:table-cell>
          <table:table-cell table:style-name="Table4.A36" office:value-type="string">
            <text:p text:style-name="P18">0</text:p>
          </table:table-cell>
          <table:table-cell table:style-name="Table4.A36" office:value-type="string">
            <text:p text:style-name="P18">Not affected</text:p>
          </table:table-cell>
        </table:table-row>
        <table:table-row>
          <table:table-cell table:style-name="Table4.A2" office:value-type="string">
            <text:p text:style-name="table_5f_body">STAT:<text:span text:style-name="T2">QUES</text:span>:INST:COND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 table:style-name="Table4.36">
          <table:table-cell table:style-name="Table4.A36" office:value-type="string">
            <text:p text:style-name="P6">STAT:QUES:INST:ENAB</text:p>
          </table:table-cell>
          <table:table-cell table:style-name="Table4.A36" office:value-type="string">
            <text:p text:style-name="P18">0</text:p>
          </table:table-cell>
          <table:table-cell table:style-name="Table4.A36" office:value-type="string">
            <text:p text:style-name="P18">Not affected</text:p>
          </table:table-cell>
        </table:table-row>
        <table:table-row>
          <table:table-cell table:style-name="Table4.A2" office:value-type="string">
            <text:p text:style-name="table_5f_body">STAT:<text:span text:style-name="T2">QUES</text:span>:INST:ISUM[:EVEN]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 table:style-name="Table4.36">
          <table:table-cell table:style-name="Table4.A36" office:value-type="string">
            <text:p text:style-name="P6">STAT:QUES:INST:ISUM:COND</text:p>
          </table:table-cell>
          <table:table-cell table:style-name="Table4.A36" office:value-type="string">
            <text:p text:style-name="P18">0</text:p>
          </table:table-cell>
          <table:table-cell table:style-name="Table4.A36" office:value-type="string">
            <text:p text:style-name="P18">Not affected</text:p>
          </table:table-cell>
        </table:table-row>
        <table:table-row>
          <table:table-cell table:style-name="Table4.A2" office:value-type="string">
            <text:p text:style-name="table_5f_body">STAT:OPER:INST:ISUM:ENAB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>
          <table:table-cell table:style-name="Table4.A3" office:value-type="string">
            <text:p text:style-name="P6">SYST:CHAN:INFO:ONT:LAST?</text:p>
          </table:table-cell>
          <table:table-cell table:style-name="Table4.B54" table:number-columns-spanned="2" office:value-type="float" office:value="0">
            <text:p text:style-name="table_5f_body_5f_centered">0</text:p>
          </table:table-cell>
          <table:covered-table-cell/>
        </table:table-row>
        <table:table-row>
          <table:table-cell table:style-name="Table4.A2" office:value-type="string">
            <text:p text:style-name="P6">SYST:CHAN:INFO:ONT:TOT?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Not affected<text:change-start text:change-id="ct140626826212488"/></text:p>
          </table:table-cell>
        </table:table-row>
        <table:table-row>
          <table:table-cell table:style-name="Table4.A3" office:value-type="string">
            <text:p text:style-name="P6"><text:change-end text:change-id="ct140626826212488"/>SYST:CPU:INFO:ONT:LAST?</text:p>
          </table:table-cell>
          <table:table-cell table:style-name="Table4.B54" table:number-columns-spanned="2" office:value-type="float" office:value="0">
            <text:p text:style-name="table_5f_body_5f_centered">0</text:p>
          </table:table-cell>
          <table:covered-table-cell/>
        </table:table-row>
        <table:table-row>
          <table:table-cell table:style-name="Table4.A2" office:value-type="string">
            <text:p text:style-name="P6">SYST:CPU:INFO:ONT:TOT?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 table:style-name="Table4.36">
          <table:table-cell table:style-name="Table4.A36" office:value-type="string">
            <text:p text:style-name="P6">SYST:ERR:COUN?</text:p>
          </table:table-cell>
          <table:table-cell table:style-name="Table4.A36" table:number-columns-spanned="2" office:value-type="string">
            <text:p text:style-name="P18">0</text:p>
          </table:table-cell>
          <table:covered-table-cell/>
        </table:table-row>
        <table:table-row>
          <table:table-cell table:style-name="Table4.A2" office:value-type="string">
            <text:p text:style-name="table_5f_body">SYST:POW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ON</text:p>
          </table:table-cell>
        </table:table-row>
        <table:table-row table:style-name="Table4.36">
          <table:table-cell table:style-name="Table4.A36" office:value-type="string">
            <text:p text:style-name="P6">SYST:TEMP:PROT [AUX]</text:p>
          </table:table-cell>
          <table:table-cell table:style-name="Table4.A36" office:value-type="string">
            <text:p text:style-name="P18">Power down state</text:p>
          </table:table-cell>
          <table:table-cell table:style-name="Table4.C60" office:value-type="float" office:value="55">
            <text:p text:style-name="P18"><text:change-start text:change-id="ct140626758542096"/>55<text:change-end text:change-id="ct140626758542096"/></text:p>
          </table:table-cell>
        </table:table-row>
        <table:table-row>
          <table:table-cell table:style-name="Table4.A2" office:value-type="string">
            <text:p text:style-name="table_5f_body">SYST:TEMP:PROT:DEL <text:span text:style-name="T2">[</text:span><text:span text:style-name="T2">AUX</text:span><text:span text:style-name="T2">]</text:span>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10</text:p>
          </table:table-cell>
        </table:table-row>
        <table:table-row table:style-name="Table4.36">
          <table:table-cell table:style-name="Table4.A36" office:value-type="string">
            <text:p text:style-name="P6">SYST:TEMP:PROT:STAT [AUX]</text:p>
          </table:table-cell>
          <table:table-cell table:style-name="Table4.A36" office:value-type="string">
            <text:p text:style-name="P18">Power down state</text:p>
          </table:table-cell>
          <table:table-cell table:style-name="Table4.A36" office:value-type="string">
            <text:p text:style-name="P18">ON</text:p>
          </table:table-cell>
        </table:table-row>
        <table:table-row table:style-name="Table4.36">
          <table:table-cell table:style-name="Table4.A63" office:value-type="string">
            <text:p text:style-name="P6">SYST:TEMP:PROT CH1|CH2</text:p>
          </table:table-cell>
          <table:table-cell table:style-name="Table4.A63" office:value-type="string">
            <text:p text:style-name="P18">Power down state</text:p>
          </table:table-cell>
          <table:table-cell table:style-name="Table4.C63" office:value-type="float" office:value="75">
            <text:p text:style-name="P18">75</text:p>
          </table:table-cell>
        </table:table-row>
        <table:table-row table:style-name="Table4.36">
          <table:table-cell table:style-name="Table4.A36" office:value-type="string">
            <text:p text:style-name="table_5f_body">SYST:TEMP:PROT:DEL<text:span text:style-name="T2"> CH1|CH2</text:span></text:p>
          </table:table-cell>
          <table:table-cell table:style-name="Table4.A36" office:value-type="string">
            <text:p text:style-name="table_5f_body_5f_centered">Power down state</text:p>
          </table:table-cell>
          <table:table-cell table:style-name="Table4.C60" office:value-type="float" office:value="30">
            <text:p text:style-name="table_5f_body_5f_centered">30</text:p>
          </table:table-cell>
        </table:table-row>
        <table:table-row table:style-name="Table4.36">
          <table:table-cell table:style-name="Table4.A63" office:value-type="string">
            <text:p text:style-name="P6">SYST:TEMP:PROT:STAT CH1|CH2</text:p>
          </table:table-cell>
          <table:table-cell table:style-name="Table4.A63" office:value-type="string">
            <text:p text:style-name="P18">Power down state</text:p>
          </table:table-cell>
          <table:table-cell table:style-name="Table4.A63" office:value-type="string">
            <text:p text:style-name="P18">ON</text:p>
          </table:table-cell>
        </table:table-row>
        <table:table-row table:style-name="Table4.36">
          <table:table-cell table:style-name="Table4.A36" office:value-type="string">
            <text:p text:style-name="P6">TRIG:DEL</text:p>
          </table:table-cell>
          <table:table-cell table:style-name="Table4.A36" office:value-type="string">
            <text:p text:style-name="P18">Power down state</text:p>
          </table:table-cell>
          <table:table-cell table:style-name="Table4.C60" office:value-type="float" office:value="0">
            <text:p text:style-name="P18">0</text:p>
          </table:table-cell>
        </table:table-row>
        <table:table-row table:style-name="Table4.36">
          <table:table-cell table:style-name="Table4.A63" office:value-type="string">
            <text:p text:style-name="P6">TRIG:SLOP</text:p>
          </table:table-cell>
          <table:table-cell table:style-name="Table4.A63" office:value-type="string">
            <text:p text:style-name="P18">Power down state</text:p>
          </table:table-cell>
          <table:table-cell table:style-name="Table4.A63" office:value-type="string">
            <text:p text:style-name="P18">POS</text:p>
          </table:table-cell>
        </table:table-row>
        <table:table-row table:style-name="Table4.36">
          <table:table-cell table:style-name="Table4.A36" office:value-type="string">
            <text:p text:style-name="P6">TRIG:SOUR</text:p>
          </table:table-cell>
          <table:table-cell table:style-name="Table4.A36" office:value-type="string">
            <text:p text:style-name="P18">Power down state</text:p>
          </table:table-cell>
          <table:table-cell table:style-name="Table4.A36" office:value-type="string">
            <text:p text:style-name="P18">IMM</text:p>
          </table:table-cell>
        </table:table-row>
      </table:table>
      <text:list xml:id="list1993080649" text:continue-numbering="true" text:style-name="Outline">
        <text:list-item>
          <text:list>
            <text:list-item>
              <text:h text:style-name="Heading_20_2" text:outline-level="2">Special modes of operation</text:h>
            </text:list-item>
          </text:list>
        </text:list-item>
      </text:list>
      <text:p text:style-name="Standard">Operations will differ when tracking or any of coupling modes between channels have been selected. <text:soft-page-break/>Please note that some of features must be disabled because they are impossible for the PSU hardware or its software. <text:s/>The following table shows how special modes of operation affects some features:</text:p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>
          <table:table-cell table:style-name="Table5.A1" office:value-type="string">
            <text:p text:style-name="table_5f_header"/>
          </table:table-cell>
          <table:table-cell table:style-name="Table5.A1" office:value-type="string">
            <text:p text:style-name="table_5f_header"><text:line-break/>Calibration (CAL)</text:p>
          </table:table-cell>
          <table:table-cell table:style-name="Table5.A1" office:value-type="string">
            <text:p text:style-name="table_5f_header">Low ripple (LRIP, LRIP:AUTO)</text:p>
          </table:table-cell>
          <table:table-cell table:style-name="Table5.A1" office:value-type="string">
            <text:p text:style-name="table_5f_header">Remote sensing (VOLT:SENS)</text:p>
          </table:table-cell>
          <table:table-cell table:style-name="Table5.A1" office:value-type="string">
            <text:p text:style-name="table_5f_header">Voltage<text:line-break/>programming (VOLT:PROG)</text:p>
          </table:table-cell>
          <table:table-cell table:style-name="Table5.A1" office:value-type="string">
            <text:p text:style-name="table_5f_header">Tracking<text:line-break/>control (OUTP:TRAC)</text:p>
          </table:table-cell>
          <table:table-cell table:style-name="Table5.A1" office:value-type="string">
            <text:p text:style-name="table_5f_header">Coupling (INST:COUP:TRAC)</text:p>
          </table:table-cell>
        </table:table-row>
        <table:table-row>
          <table:table-cell table:style-name="Table5.A2" office:value-type="string">
            <text:p text:style-name="Table_20_Contents">TRACking</text:p>
          </table:table-cell>
          <table:table-cell table:style-name="Table5.A2" office:value-type="string">
            <text:p text:style-name="P9">Disabled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P9">Disabled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P9">Disabled</text:p>
          </table:table-cell>
        </table:table-row>
        <table:table-row>
          <table:table-cell table:style-name="Table5.A3" office:value-type="string">
            <text:p text:style-name="P11">Coupled in PARallel</text:p>
          </table:table-cell>
          <table:table-cell table:style-name="Table5.A3" office:value-type="string">
            <text:p text:style-name="P9">Disabled</text:p>
          </table:table-cell>
          <table:table-cell table:style-name="Table5.A3" office:value-type="string">
            <text:p text:style-name="Table_20_Contents"/>
          </table:table-cell>
          <table:table-cell table:style-name="Table5.A3" office:value-type="string">
            <text:p text:style-name="Table_20_Contents"/>
          </table:table-cell>
          <table:table-cell table:style-name="Table5.A3" office:value-type="string">
            <text:p text:style-name="P9">Disabled</text:p>
          </table:table-cell>
          <table:table-cell table:style-name="Table5.A3" office:value-type="string">
            <text:p text:style-name="P9">Disabled</text:p>
          </table:table-cell>
          <table:table-cell table:style-name="Table5.A3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P11">Coupled in SERies</text:p>
          </table:table-cell>
          <table:table-cell table:style-name="Table5.A2" office:value-type="string">
            <text:p text:style-name="P9">Disabled</text:p>
          </table:table-cell>
          <table:table-cell table:style-name="Table5.A2" office:value-type="string">
            <text:p text:style-name="P9">Disabled</text:p>
          </table:table-cell>
          <table:table-cell table:style-name="Table5.A2" office:value-type="string">
            <text:p text:style-name="P9">Disabled</text:p>
          </table:table-cell>
          <table:table-cell table:style-name="Table5.A2" office:value-type="string">
            <text:p text:style-name="P9">Disabled</text:p>
          </table:table-cell>
          <table:table-cell table:style-name="Table5.A2" office:value-type="string">
            <text:p text:style-name="P9">Disabled</text:p>
          </table:table-cell>
          <table:table-cell table:style-name="Table5.A2" office:value-type="string">
            <text:p text:style-name="Table_20_Contents"/>
          </table:table-cell>
        </table:table-row>
      </table:table>
      <text:list xml:id="list190050491" text:continue-numbering="true" text:style-name="Outline">
        <text:list-item>
          <text:list>
            <text:list-item>
              <text:h text:style-name="Heading_20_2" text:outline-level="2">Default settings (in the distributed firmware)</text:h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table_5f_header">Function</text:p>
          </table:table-cell>
          <table:table-cell table:style-name="Table6.A1" office:value-type="string">
            <text:p text:style-name="table_5f_header">State / Value</text:p>
          </table:table-cell>
          <table:table-cell table:style-name="Table6.A1" office:value-type="string">
            <text:p text:style-name="table_5f_header">SCPI command reference</text:p>
          </table:table-cell>
        </table:table-row>
        <table:table-row>
          <table:table-cell table:style-name="Table6.A2" office:value-type="string">
            <text:p text:style-name="Table_20_Contents">Over-current protection (OCP)</text:p>
          </table:table-cell>
          <table:table-cell table:style-name="Table6.A2" office:value-type="string">
            <text:p text:style-name="Table_20_Contents">OFF</text:p>
          </table:table-cell>
          <table:table-cell table:style-name="Table6.A2" office:value-type="string">
            <text:p text:style-name="Table_20_Contents">CURR:PROT:STAT</text:p>
          </table:table-cell>
        </table:table-row>
        <table:table-row>
          <table:table-cell table:style-name="Table6.A3" office:value-type="string">
            <text:p text:style-name="Table_20_Contents">Over-voltage protection (OVP)</text:p>
          </table:table-cell>
          <table:table-cell table:style-name="Table6.A3" office:value-type="string">
            <text:p text:style-name="Table_20_Contents">OFF</text:p>
          </table:table-cell>
          <table:table-cell table:style-name="Table6.A3" office:value-type="string">
            <text:p text:style-name="Table_20_Contents">VOLT:PROT:STAT</text:p>
          </table:table-cell>
        </table:table-row>
        <table:table-row>
          <table:table-cell table:style-name="Table6.A2" office:value-type="string">
            <text:p text:style-name="Table_20_Contents">Over-power protection (OPP)</text:p>
          </table:table-cell>
          <table:table-cell table:style-name="Table6.A2" office:value-type="string">
            <text:p text:style-name="Table_20_Contents">ON</text:p>
          </table:table-cell>
          <table:table-cell table:style-name="Table6.A2" office:value-type="string">
            <text:p text:style-name="Table_20_Contents">POW:PROT:STAT</text:p>
          </table:table-cell>
        </table:table-row>
        <table:table-row>
          <table:table-cell table:style-name="Table6.A3" office:value-type="string">
            <text:p text:style-name="Table_20_Contents">OPP trip level</text:p>
          </table:table-cell>
          <table:table-cell table:style-name="Table6.A3" office:value-type="string">
            <text:p text:style-name="Table_20_Contents">155.00 W</text:p>
          </table:table-cell>
          <table:table-cell table:style-name="Table6.A3" office:value-type="string">
            <text:p text:style-name="Table_20_Contents">POW:PROT:TRIP</text:p>
          </table:table-cell>
        </table:table-row>
        <table:table-row>
          <table:table-cell table:style-name="Table6.A2" office:value-type="string">
            <text:p text:style-name="Table_20_Contents">OPP delay</text:p>
          </table:table-cell>
          <table:table-cell table:style-name="Table6.A2" office:value-type="string">
            <text:p text:style-name="Table_20_Contents">10 s</text:p>
          </table:table-cell>
          <table:table-cell table:style-name="Table6.A2" office:value-type="string">
            <text:p text:style-name="Table_20_Contents">POW:PROT:DEL</text:p>
          </table:table-cell>
        </table:table-row>
        <table:table-row>
          <table:table-cell table:style-name="Table6.A3" office:value-type="string">
            <text:p text:style-name="Table_20_Contents">Channel Over-temperature protection (OTP)</text:p>
          </table:table-cell>
          <table:table-cell table:style-name="Table6.A3" office:value-type="string">
            <text:p text:style-name="Table_20_Contents">ON</text:p>
          </table:table-cell>
          <table:table-cell table:style-name="Table6.A3" office:value-type="string">
            <text:p text:style-name="Table_20_Contents">SYST:TEMP:PROT:STAT</text:p>
          </table:table-cell>
        </table:table-row>
        <table:table-row>
          <table:table-cell table:style-name="Table6.A2" office:value-type="string">
            <text:p text:style-name="Table_20_Contents">Channel OTP trip level</text:p>
          </table:table-cell>
          <table:table-cell table:style-name="Table6.A2" office:value-type="string">
            <text:p text:style-name="Table_20_Contents">75.00 <text:span text:style-name="T4">o</text:span>C</text:p>
          </table:table-cell>
          <table:table-cell table:style-name="Table6.A2" office:value-type="string">
            <text:p text:style-name="Table_20_Contents">SYST:TEMP:PROT:TRIP</text:p>
          </table:table-cell>
        </table:table-row>
        <table:table-row>
          <table:table-cell table:style-name="Table6.A3" office:value-type="string">
            <text:p text:style-name="Table_20_Contents">Channel OTP delay</text:p>
          </table:table-cell>
          <table:table-cell table:style-name="Table6.A3" office:value-type="string">
            <text:p text:style-name="Table_20_Contents">30 s</text:p>
          </table:table-cell>
          <table:table-cell table:style-name="Table6.A3" office:value-type="string">
            <text:p text:style-name="Table_20_Contents">SYST:TEMP:PROT:DEL</text:p>
          </table:table-cell>
        </table:table-row>
        <table:table-row>
          <table:table-cell table:style-name="Table6.A2" office:value-type="string">
            <text:p text:style-name="Table_20_Contents">AUX sensor OTP</text:p>
          </table:table-cell>
          <table:table-cell table:style-name="Table6.A2" office:value-type="string">
            <text:p text:style-name="Table_20_Contents">ON</text:p>
          </table:table-cell>
          <table:table-cell table:style-name="Table6.A2" office:value-type="string">
            <text:p text:style-name="Table_20_Contents">SYST:TEMP:PROT:STAT AUX</text:p>
          </table:table-cell>
        </table:table-row>
        <table:table-row>
          <table:table-cell table:style-name="Table6.A3" office:value-type="string">
            <text:p text:style-name="Table_20_Contents">AUX sensor OTP trip level</text:p>
          </table:table-cell>
          <table:table-cell table:style-name="Table6.A3" office:value-type="string">
            <text:p text:style-name="Table_20_Contents">50 <text:span text:style-name="T4">o</text:span>C</text:p>
          </table:table-cell>
          <table:table-cell table:style-name="Table6.A3" office:value-type="string">
            <text:p text:style-name="Table_20_Contents">SYST:TEMP:PROT:TRIP AUX</text:p>
          </table:table-cell>
        </table:table-row>
        <table:table-row>
          <table:table-cell table:style-name="Table6.A2" office:value-type="string">
            <text:p text:style-name="Table_20_Contents">AUX sensor OTP delay</text:p>
          </table:table-cell>
          <table:table-cell table:style-name="Table6.A2" office:value-type="string">
            <text:p text:style-name="Table_20_Contents">10 s</text:p>
          </table:table-cell>
          <table:table-cell table:style-name="Table6.A2" office:value-type="string">
            <text:p text:style-name="Table_20_Contents">SYST:TEMP:PROT:DEL AUX</text:p>
          </table:table-cell>
        </table:table-row>
        <table:table-row>
          <table:table-cell table:style-name="Table6.A3" office:value-type="string">
            <text:p text:style-name="Table_20_Contents">Shutdown when protection tripped</text:p>
          </table:table-cell>
          <table:table-cell table:style-name="Table6.A3" office:value-type="string">
            <text:p text:style-name="Table_20_Contents">OFF</text:p>
          </table:table-cell>
          <table:table-cell table:style-name="Table6.A3" office:value-type="string">
            <text:p text:style-name="Table_20_Contents">SYST:POW:PROT:TRIP</text:p>
          </table:table-cell>
        </table:table-row>
        <table:table-row>
          <table:table-cell table:style-name="Table6.A2" office:value-type="string">
            <text:p text:style-name="Table_20_Contents">Switch off all outputs when protection tripped</text:p>
          </table:table-cell>
          <table:table-cell table:style-name="Table6.A2" office:value-type="string">
            <text:p text:style-name="Table_20_Contents">OFF</text:p>
          </table:table-cell>
          <table:table-cell table:style-name="Table6.A2" office:value-type="string">
            <text:p text:style-name="Table_20_Contents">OUTP:PROT:COUP</text:p>
          </table:table-cell>
        </table:table-row>
        <table:table-row>
          <table:table-cell table:style-name="Table6.A3" office:value-type="string">
            <text:p text:style-name="Table_20_Contents">Low ripple mode</text:p>
          </table:table-cell>
          <table:table-cell table:style-name="Table6.A3" office:value-type="string">
            <text:p text:style-name="Table_20_Contents">OFF</text:p>
          </table:table-cell>
          <table:table-cell table:style-name="Table6.A3" office:value-type="string">
            <text:p text:style-name="Table_20_Contents">LRIP</text:p>
          </table:table-cell>
        </table:table-row>
        <table:table-row>
          <table:table-cell table:style-name="Table6.A2" office:value-type="string">
            <text:p text:style-name="Table_20_Contents">Remote voltage programming</text:p>
          </table:table-cell>
          <table:table-cell table:style-name="Table6.A2" office:value-type="string">
            <text:p text:style-name="Table_20_Contents">OFF</text:p>
          </table:table-cell>
          <table:table-cell table:style-name="Table6.A2" office:value-type="string">
            <text:p text:style-name="Table_20_Contents">VOLT:PROG</text:p>
          </table:table-cell>
        </table:table-row>
        <table:table-row>
          <table:table-cell table:style-name="Table6.A3" office:value-type="string">
            <text:p text:style-name="Table_20_Contents">Remote voltage sense</text:p>
          </table:table-cell>
          <table:table-cell table:style-name="Table6.A3" office:value-type="string">
            <text:p text:style-name="Table_20_Contents">OFF</text:p>
          </table:table-cell>
          <table:table-cell table:style-name="Table6.A3" office:value-type="string">
            <text:p text:style-name="Table_20_Contents">VOLT:SENS</text:p>
          </table:table-cell>
        </table:table-row>
        <table:table-row>
          <table:table-cell table:style-name="Table6.A2" office:value-type="string">
            <text:p text:style-name="Table_20_Contents">Coupling mode</text:p>
          </table:table-cell>
          <table:table-cell table:style-name="Table6.A2" office:value-type="string">
            <text:p text:style-name="Table_20_Contents">NONE</text:p>
          </table:table-cell>
          <table:table-cell table:style-name="Table6.A2" office:value-type="string">
            <text:p text:style-name="Table_20_Contents">INST:COUP:TRAC</text:p>
          </table:table-cell>
        </table:table-row>
        <table:table-row>
          <table:table-cell table:style-name="Table6.A3" office:value-type="string">
            <text:p text:style-name="Table_20_Contents">Tracking mode</text:p>
          </table:table-cell>
          <table:table-cell table:style-name="Table6.A3" office:value-type="string">
            <text:p text:style-name="Table_20_Contents">OFF</text:p>
          </table:table-cell>
          <table:table-cell table:style-name="Table6.A3" office:value-type="string">
            <text:p text:style-name="Table_20_Contents">OUTP:TRAC</text:p>
          </table:table-cell>
        </table:table-row>
        <table:table-row>
          <table:table-cell table:style-name="Table6.A2" office:value-type="string">
            <text:p text:style-name="Table_20_Contents">Calibration password</text:p>
          </table:table-cell>
          <table:table-cell table:style-name="Table6.A2" office:value-type="string">
            <text:p text:style-name="Table_20_Contents">eezpsu</text:p>
          </table:table-cell>
          <table:table-cell table:style-name="Table6.A2" office:value-type="string">
            <text:p text:style-name="Table_20_Contents">CAL:PASS:NEW</text:p>
          </table:table-cell>
        </table:table-row>
        <table:table-row>
          <table:table-cell table:style-name="Table6.A3" office:value-type="string">
            <text:p text:style-name="Table_20_Contents">System password</text:p>
          </table:table-cell>
          <table:table-cell table:style-name="Table6.A3" office:value-type="string">
            <text:p text:style-name="Table_20_Contents">Not defined</text:p>
          </table:table-cell>
          <table:table-cell table:style-name="Table6.A3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Communication mode</text:p>
          </table:table-cell>
          <table:table-cell table:style-name="Table6.A2" office:value-type="string">
            <text:p text:style-name="Table_20_Contents">Local</text:p>
          </table:table-cell>
          <table:table-cell table:style-name="Table6.A2" office:value-type="string">
            <text:p text:style-name="Table_20_Contents"/>
          </table:table-cell>
        </table:table-row>
        <table:table-row>
          <table:table-cell table:style-name="Table6.A3" office:value-type="string">
            <text:p text:style-name="Table_20_Contents">Front panel lock</text:p>
          </table:table-cell>
          <table:table-cell table:style-name="Table6.A3" office:value-type="string">
            <text:p text:style-name="Table_20_Contents">OFF</text:p>
          </table:table-cell>
          <table:table-cell table:style-name="Table6.A3" office:value-type="string">
            <text:p text:style-name="Table_20_Contents">SYST:KLOC</text:p>
          </table:table-cell>
        </table:table-row>
        <table:table-row>
          <table:table-cell table:style-name="Table6.A2" office:value-type="string">
            <text:p text:style-name="Table_20_Contents">Front panel display</text:p>
          </table:table-cell>
          <table:table-cell table:style-name="Table6.A2" office:value-type="string">
            <text:p text:style-name="Table_20_Contents">ON</text:p>
          </table:table-cell>
          <table:table-cell table:style-name="Table6.A2" office:value-type="string">
            <text:p text:style-name="Table_20_Contents"/>
          </table:table-cell>
        </table:table-row>
        <table:table-row>
          <table:table-cell table:style-name="Table6.A3" office:value-type="string">
            <text:p text:style-name="Table_20_Contents">Ethernet communication</text:p>
          </table:table-cell>
          <table:table-cell table:style-name="Table6.A3" office:value-type="string">
            <text:p text:style-name="Table_20_Contents">Disabled</text:p>
          </table:table-cell>
          <table:table-cell table:style-name="Table6.A3" office:value-type="string">
            <text:p text:style-name="Table_20_Contents"/>
          </table:table-cell>
        </table:table-row>
        <table:table-row>
          <table:table-cell table:style-name="Table6.A26" office:value-type="string">
            <text:p text:style-name="Table_20_Contents">Force disabling of all outputs on power up</text:p>
          </table:table-cell>
          <table:table-cell table:style-name="Table6.A26" office:value-type="string">
            <text:p text:style-name="Table_20_Contents">OFF</text:p>
          </table:table-cell>
          <table:table-cell table:style-name="Table6.A26" office:value-type="string">
            <text:p text:style-name="Table_20_Contents">SYST:PON:OUTP:DIS</text:p>
          </table:table-cell>
        </table:table-row>
        <table:table-row>
          <table:table-cell table:style-name="Table6.A3" office:value-type="string">
            <text:p text:style-name="Table_20_Contents">Beeper</text:p>
          </table:table-cell>
          <table:table-cell table:style-name="Table6.A3" office:value-type="string">
            <text:p text:style-name="Table_20_Contents">ON</text:p>
          </table:table-cell>
          <table:table-cell table:style-name="Table6.A3" office:value-type="string">
            <text:p text:style-name="Table_20_Contents">SYST:BEEP:STAT</text:p>
          </table:table-cell>
        </table:table-row>
        <table:table-row>
          <table:table-cell table:style-name="Table6.A26" office:value-type="string">
            <text:p text:style-name="Table_20_Contents">“Key pressed” click tone</text:p>
          </table:table-cell>
          <table:table-cell table:style-name="Table6.A26" office:value-type="string">
            <text:p text:style-name="Table_20_Contents">OFF</text:p>
          </table:table-cell>
          <table:table-cell table:style-name="Table6.A26" office:value-type="string">
            <text:p text:style-name="Table_20_Contents">SYST:BEEP:KEY:STAT</text:p>
          </table:table-cell>
        </table:table-row>
        <table:table-row>
          <table:table-cell table:style-name="Table6.A3" office:value-type="string">
            <text:p text:style-name="Table_20_Contents"><text:change-start text:change-id="ct140626302837912"/>Ethernet port communication<text:change-end text:change-id="ct140626302837912"/></text:p>
          </table:table-cell>
          <table:table-cell table:style-name="Table6.A3" office:value-type="string">
            <text:p text:style-name="Table_20_Contents"><text:change-start text:change-id="ct140626241425616"/>OFF<text:change-end text:change-id="ct140626241425616"/></text:p>
          </table:table-cell>
          <table:table-cell table:style-name="Table6.A3" office:value-type="string">
            <text:p text:style-name="Table_20_Contents"><text:change-start text:change-id="ct140626302839064"/>SYST:COMM:ENAB 0, ETH<text:change-end text:change-id="ct140626302839064"/></text:p>
          </table:table-cell>
        </table:table-row>
        <table:table-row>
          <table:table-cell table:style-name="Table6.A3" office:value-type="string">
            <text:p text:style-name="Table_20_Contents"/>
          </table:table-cell>
          <table:table-cell table:style-name="Table6.A3" office:value-type="string">
            <text:p text:style-name="Table_20_Contents"/>
          </table:table-cell>
          <table:table-cell table:style-name="Table6.A3" office:value-type="string">
            <text:p text:style-name="Table_20_Contents"/>
          </table:table-cell>
        </table:table-row>
        <table:table-row>
          <table:table-cell table:style-name="Table6.A3" office:value-type="string">
            <text:p text:style-name="Table_20_Contents"/>
          </table:table-cell>
          <table:table-cell table:style-name="Table6.A3" office:value-type="string">
            <text:p text:style-name="Table_20_Contents"/>
          </table:table-cell>
          <table:table-cell table:style-name="Table6.A3" office:value-type="string">
            <text:p text:style-name="Table_20_Contents"/>
          </table:table-cell>
        </table:table-row>
        <text:soft-page-break/>
        <table:table-row>
          <table:table-cell table:style-name="Table6.A3" office:value-type="string">
            <text:p text:style-name="Table_20_Contents"/>
          </table:table-cell>
          <table:table-cell table:style-name="Table6.A3" office:value-type="string">
            <text:p text:style-name="Table_20_Contents"/>
          </table:table-cell>
          <table:table-cell table:style-name="Table6.A3" office:value-type="string">
            <text:p text:style-name="Table_20_Contents"/>
          </table:table-cell>
        </table:table-row>
        <table:table-row>
          <table:table-cell table:style-name="Table6.A3" office:value-type="string">
            <text:p text:style-name="Table_20_Contents"/>
          </table:table-cell>
          <table:table-cell table:style-name="Table6.A3" office:value-type="string">
            <text:p text:style-name="Table_20_Contents"/>
          </table:table-cell>
          <table:table-cell table:style-name="Table6.A3" office:value-type="string">
            <text:p text:style-name="Table_20_Contents"/>
          </table:table-cell>
        </table:table-row>
        <table:table-row>
          <table:table-cell table:style-name="Table6.A3" office:value-type="string">
            <text:p text:style-name="Table_20_Contents"/>
          </table:table-cell>
          <table:table-cell table:style-name="Table6.A3" office:value-type="string">
            <text:p text:style-name="Table_20_Contents"/>
          </table:table-cell>
          <table:table-cell table:style-name="Table6.A3" office:value-type="string">
            <text:p text:style-name="Table_20_Contents"/>
          </table:table-cell>
        </table:table-row>
        <table:table-row>
          <table:table-cell table:style-name="Table6.A26" office:value-type="string">
            <text:p text:style-name="Table_20_Contents"><text:change-start text:change-id="ct140626268150600"/>Serial port communication<text:change-end text:change-id="ct140626268150600"/></text:p>
          </table:table-cell>
          <table:table-cell table:style-name="Table6.A26" office:value-type="string">
            <text:p text:style-name="Table_20_Contents"><text:change-start text:change-id="ct140626309791760"/>OFF<text:change-end text:change-id="ct140626309791760"/></text:p>
          </table:table-cell>
          <table:table-cell table:style-name="Table6.A26" office:value-type="string">
            <text:p text:style-name="Table_20_Contents"><text:change-start text:change-id="ct140626241426384"/>SYST:COMM:EN<text:change-end text:change-id="ct140626241426384"/><text:change-start text:change-id="ct140626263946000"/>AB 0, SER<text:change-end text:change-id="ct140626263946000"/></text:p>
          </table:table-cell>
        </table:table-row>
        <table:table-row>
          <table:table-cell table:style-name="Table6.A26" office:value-type="string">
            <text:p text:style-name="Table_20_Contents"><text:change-start text:change-id="ct140626264506376"/>Serial port speed<text:change-end text:change-id="ct140626264506376"/></text:p>
          </table:table-cell>
          <table:table-cell table:style-name="Table6.B36" office:value-type="float" office:value="9600">
            <text:p text:style-name="Table_20_Contents"><text:change-start text:change-id="ct140626263947536"/>9600<text:change-end text:change-id="ct140626263947536"/></text:p>
          </table:table-cell>
          <table:table-cell table:style-name="Table6.A26" office:value-type="string">
            <text:p text:style-name="Table_20_Contents"><text:change-start text:change-id="ct140626263946960"/>SYST:COMM:SER:BAUD<text:change-end text:change-id="ct140626263946960"/></text:p>
          </table:table-cell>
        </table:table-row>
        <table:table-row>
          <table:table-cell table:style-name="Table6.A26" office:value-type="string">
            <text:p text:style-name="Table_20_Contents"><text:change-start text:change-id="ct140626263946576"/>Serial port parity bit<text:change-end text:change-id="ct140626263946576"/></text:p>
          </table:table-cell>
          <table:table-cell table:style-name="Table6.A26" office:value-type="string">
            <text:p text:style-name="Table_20_Contents"><text:change-start text:change-id="ct140626850478736"/>NONE<text:change-end text:change-id="ct140626850478736"/></text:p>
          </table:table-cell>
          <table:table-cell table:style-name="Table6.A26" office:value-type="string">
            <text:p text:style-name="Table_20_Contents"><text:change-start text:change-id="ct140626826214408"/>SYST:COMM:SER:PAR<text:change-end text:change-id="ct140626826214408"/></text:p>
          </table:table-cell>
        </table:table-row>
        <table:table-row>
          <table:table-cell table:style-name="Table6.A26" office:value-type="string">
            <text:p text:style-name="Table_20_Contents"/>
          </table:table-cell>
          <table:table-cell table:style-name="Table6.A26" office:value-type="string">
            <text:p text:style-name="Table_20_Contents"/>
          </table:table-cell>
          <table:table-cell table:style-name="Table6.A26" office:value-type="string">
            <text:p text:style-name="Table_20_Contents"/>
          </table:table-cell>
        </table:table-row>
        <table:table-row>
          <table:table-cell table:style-name="Table6.A3" office:value-type="string">
            <text:p text:style-name="Table_20_Contents"><text:change-start text:change-id="ct140626241425808"/>NTP service<text:change-end text:change-id="ct140626241425808"/></text:p>
          </table:table-cell>
          <table:table-cell table:style-name="Table6.A3" office:value-type="string">
            <text:p text:style-name="Table_20_Contents"><text:change-start text:change-id="ct140626826214216"/>OFF<text:change-end text:change-id="ct140626826214216"/></text:p>
          </table:table-cell>
          <table:table-cell table:style-name="Table6.A3" office:value-type="string">
            <text:p text:style-name="Table_20_Contents"><text:change-start text:change-id="ct140626241426576"/>SYST:COMM:ENAB 0, NTP<text:change-end text:change-id="ct140626241426576"/></text:p>
          </table:table-cell>
        </table:table-row>
        <table:table-row>
          <table:table-cell table:style-name="Table6.A26" office:value-type="string">
            <text:p text:style-name="Table_20_Contents"><text:change-start text:change-id="ct140626267424080"/>NTP server<text:change-end text:change-id="ct140626267424080"/></text:p>
          </table:table-cell>
          <table:table-cell table:style-name="Table6.A26" office:value-type="string">
            <text:p text:style-name="Table_20_Contents"><text:change-start text:change-id="ct140626240761864"/>europe.pool.ntp.org<text:change-end text:change-id="ct140626240761864"/></text:p>
          </table:table-cell>
          <table:table-cell table:style-name="Table6.A26" office:value-type="string">
            <text:p text:style-name="Table_20_Contents"><text:change-start text:change-id="ct140626268150408"/>SYST:COMM:NTP<text:change-end text:change-id="ct140626268150408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Ubuntu" svg:font-family="Ubuntu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loext:contextual-spacing="false"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loext:contextual-spacing="false"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loext:contextual-spacing="false" fo:margin-top="2.12mm" fo:margin-bottom="2.12m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loext:contextual-spacing="false"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loext:contextual-spacing="false" fo:margin-left="10mm" fo:margin-right="1.99mm" fo:margin-top="0mm" fo:margin-bottom="0mm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loext:contextual-spacing="false"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loext:contextual-spacing="false"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loext:contextual-spacing="false"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loext:contextual-spacing="false"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loext:contextual-spacing="false"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loext:contextual-spacing="false"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loext:contextual-spacing="false"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loext:contextual-spacing="false"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loext:contextual-spacing="false"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loext:contextual-spacing="false"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loext:contextual-spacing="false" fo:margin-left="25.4mm" fo:margin-right="0mm" fo:margin-top="4.23mm" fo:margin-bottom="2.12mm" fo:text-indent="-6.35mm" style:auto-text-indent="false"/>
    </style:style>
    <style:style style:name="Numbering_20_4" style:display-name="Numbering 4" style:family="paragraph" style:parent-style-name="List" style:class="list">
      <style:paragraph-properties loext:contextual-spacing="false" fo:margin-left="25.4mm" fo:margin-right="0mm" fo:margin-top="0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loext:contextual-spacing="false"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loext:contextual-spacing="false" fo:margin-left="31.75mm" fo:margin-right="0mm" fo:margin-top="4.23mm" fo:margin-bottom="2.12mm" fo:text-indent="-6.35mm" style:auto-text-indent="false"/>
    </style:style>
    <style:style style:name="Numbering_20_5" style:display-name="Numbering 5" style:family="paragraph" style:parent-style-name="List" style:class="list">
      <style:paragraph-properties loext:contextual-spacing="false" fo:margin-left="31.75mm" fo:margin-right="0mm" fo:margin-top="0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loext:contextual-spacing="false"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loext:contextual-spacing="false" fo:margin-top="0mm" fo:margin-bottom="1.99mm" style:page-number="auto"/>
    </style:style>
    <style:style style:name="scpi4" style:family="paragraph" style:parent-style-name="scpi0">
      <style:paragraph-properties loext:contextual-spacing="false"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loext:contextual-spacing="false" fo:margin-left="24.99mm" fo:margin-right="0mm" fo:margin-top="0mm" fo:margin-bottom="0mm" fo:text-indent="0mm" style:auto-text-indent="false"/>
    </style:style>
    <style:style style:name="equation" style:family="paragraph" style:parent-style-name="Standard">
      <style:paragraph-properties loext:contextual-spacing="false" fo:margin-left="10mm" fo:margin-right="0mm" fo:margin-top="1.99mm" fo:margin-bottom="1.99mm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loext:contextual-spacing="false" fo:margin-left="0mm" fo:margin-right="0mm" fo:margin-top="0mm" fo:margin-bottom="3mm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loext:contextual-spacing="false" fo:margin-left="0mm" fo:margin-right="0mm" fo:margin-top="1.01mm" fo:margin-bottom="1.01mm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loext:contextual-spacing="false" fo:margin-left="4.99mm" fo:margin-right="0mm" fo:margin-top="0.49mm" fo:margin-bottom="0.49mm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-left="9.98mm" fo:margin-right="0mm" fo:margin-top="0.49mm" fo:margin-bottom="0.49mm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1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8. Parameters and settings</text:title></text:p>
      </style:header>
      <style:footer>
        <text:p text:style-name="Footer_20_left"><text:page-number text:select-page="current">2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>8.Parameters and settings</text:chapter></text:p>
      </style:header>
      <style:footer>
        <text:p text:style-name="Footer_20_right"><text:page-number text:select-page="current">5</text:page-number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OpenOffice/4.1.3$Unix OpenOffice.org_project/413m1$Build-9783</meta:generator>
    <meta:keyword>SCPI</meta:keyword>
    <meta:keyword>IEEE 488</meta:keyword>
    <meta:keyword>Remote control</meta:keyword>
    <meta:keyword>Programming reference</meta:keyword>
    <dc:title>8. Parameters and settings</dc:title>
    <meta:document-statistic meta:table-count="6" meta:image-count="0" meta:object-count="0" meta:page-count="5" meta:paragraph-count="452" meta:word-count="1027" meta:character-count="6430"/>
    <meta:user-defined meta:name="WebPublish_HTML_Profile">HTML</meta:user-defined>
    <meta:user-defined meta:name="WebPublish_Post_AdditionalCategories">9</meta:user-defined>
    <meta:user-defined meta:name="WebPublish_Post_Id">34</meta:user-defined>
    <meta:user-defined meta:name="WebPublish_Post_PrimaryCategory">8</meta:user-defined>
    <meta:user-defined meta:name="WebPublish_Post_Profile" meta:value-type="string">EEZ</meta:user-defined>
    <meta:user-defined meta:name="WebPublish_Post_PublishOption" meta:value-type="string">Publish now</meta:user-defined>
  </office:meta>
</office:document-meta>
</file>